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1B75000001E898D216BBE4D28DB4.png" manifest:media-type="image/png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1.A" style:family="table-column">
      <style:table-column-properties style:column-width="0.818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3.226cm"/>
    </style:style>
    <style:style style:name="Tabla1.D" style:family="table-column">
      <style:table-column-properties style:column-width="1.995cm"/>
    </style:style>
    <style:style style:name="Tabla1.E" style:family="table-column">
      <style:table-column-properties style:column-width="2.013cm"/>
    </style:style>
    <style:style style:name="Tabla1.F" style:family="table-column">
      <style:table-column-properties style:column-width="0.252cm"/>
    </style:style>
    <style:style style:name="Tabla1.G" style:family="table-column">
      <style:table-column-properties style:column-width="2.487cm"/>
    </style:style>
    <style:style style:name="Tabla1.H" style:family="table-column">
      <style:table-column-properties style:column-width="0.347cm"/>
    </style:style>
    <style:style style:name="Tabla1.I" style:family="table-column">
      <style:table-column-properties style:column-width="0.737cm"/>
    </style:style>
    <style:style style:name="Tabla1.J" style:family="table-column">
      <style:table-column-properties style:column-width="0.182cm"/>
    </style:style>
    <style:style style:name="Tabla1.K" style:family="table-column">
      <style:table-column-properties style:column-width="4.108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left="-0.166cm" fo:margin-top="0cm" fo:margin-bottom="0cm" table:align="left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9.5cm" fo:margin-left="-0.22cm" fo:margin-top="0cm" fo:margin-bottom="0cm" table:align="left" style:writing-mode="lr-tb"/>
    </style:style>
    <style:style style:name="Tabla4.A" style:family="table-column">
      <style:table-column-properties style:column-width="1.409cm"/>
    </style:style>
    <style:style style:name="Tabla4.B" style:family="table-column">
      <style:table-column-properties style:column-width="3.302cm"/>
    </style:style>
    <style:style style:name="Tabla4.C" style:family="table-column">
      <style:table-column-properties style:column-width="3.493cm"/>
    </style:style>
    <style:style style:name="Tabla4.D" style:family="table-column">
      <style:table-column-properties style:column-width="1.459cm"/>
    </style:style>
    <style:style style:name="Tabla4.E" style:family="table-column">
      <style:table-column-properties style:column-width="0.055cm"/>
    </style:style>
    <style:style style:name="Tabla4.F" style:family="table-column">
      <style:table-column-properties style:column-width="1.977cm"/>
    </style:style>
    <style:style style:name="Tabla4.G" style:family="table-column">
      <style:table-column-properties style:column-width="3.709cm"/>
    </style:style>
    <style:style style:name="Tabla4.H" style:family="table-column">
      <style:table-column-properties style:column-width="4.096cm"/>
    </style:style>
    <style:style style:name="Tabla4.1" style:family="table-row">
      <style:table-row-properties style:row-height="0.894cm" fo:keep-together="auto"/>
    </style:style>
    <style:style style:name="Tabla4.A1" style:family="table-cell">
      <style:table-cell-properties style:vertical-align="middle" fo:background-color="#d9d9d9" fo:padding="0cm" fo:border-left="3pt solid #000000" fo:border-right="none" fo:border-top="3.5pt solid #000000" fo:border-bottom="0.5pt solid #000001">
        <style:background-image/>
      </style:table-cell-properties>
    </style:style>
    <style:style style:name="Tabla4.B1" style:family="table-cell">
      <style:table-cell-properties style:vertical-align="middle" fo:background-color="#ffffff" fo:padding="0cm" fo:border-left="0.5pt solid #000001" fo:border-right="none" fo:border-top="3.5pt solid #000000" fo:border-bottom="0.5pt solid #000001">
        <style:background-image/>
      </style:table-cell-properties>
    </style:style>
    <style:style style:name="Tabla4.G1" style:family="table-cell">
      <style:table-cell-properties style:vertical-align="middle" fo:background-color="#ffffff" fo:padding="0cm" fo:border-left="none" fo:border-right="none" fo:border-top="3.5pt solid #000000" fo:border-bottom="0.5pt solid #000001">
        <style:background-image/>
      </style:table-cell-properties>
    </style:style>
    <style:style style:name="Tabla4.H1" style:family="table-cell">
      <style:table-cell-properties style:vertical-align="middle" fo:background-color="#ffffff" fo:padding="0cm" fo:border-left="0.5pt solid #000001" fo:border-right="3pt solid #000000" fo:border-top="3.5pt solid #000000" fo:border-bottom="0.5pt solid #000001">
        <style:background-image/>
      </style:table-cell-properties>
    </style:style>
    <style:style style:name="Tabla4.2" style:family="table-row">
      <style:table-row-properties style:row-height="0.589cm" fo:keep-together="auto"/>
    </style:style>
    <style:style style:name="Tabla4.A2" style:family="table-cell">
      <style:table-cell-properties style:vertical-align="middle" fo:background-color="transparent" fo:padding="0cm" fo:border-left="3pt solid #000000" fo:border-right="3pt solid #000000" fo:border-top="none" fo:border-bottom="0.5pt solid #000001">
        <style:background-image/>
      </style:table-cell-properties>
    </style:style>
    <style:style style:name="Tabla4.3" style:family="table-row">
      <style:table-row-properties style:row-height="1.713cm" fo:keep-together="auto"/>
    </style:style>
    <style:style style:name="Tabla4.A3" style:family="table-cell">
      <style:table-cell-properties style:vertical-align="middle" fo:background-color="#d9d9d9" fo:padding="0cm" fo:border-left="3pt solid #000000" fo:border-right="2.25pt solid #00000a" fo:border-top="2.25pt solid #00000a" fo:border-bottom="0.5pt solid #00000a">
        <style:background-image/>
      </style:table-cell-properties>
    </style:style>
    <style:style style:name="Tabla4.F3" style:family="table-cell">
      <style:table-cell-properties style:vertical-align="middle" fo:background-color="#d9d9d9" fo:padding="0cm" fo:border-left="2.25pt solid #00000a" fo:border-right="3pt solid #000000" fo:border-top="2.25pt solid #00000a" fo:border-bottom="0.5pt solid #00000a">
        <style:background-image/>
      </style:table-cell-properties>
    </style:style>
    <style:style style:name="Tabla4.4" style:family="table-row">
      <style:table-row-properties style:row-height="1.61cm" fo:keep-together="auto"/>
    </style:style>
    <style:style style:name="Tabla4.A4" style:family="table-cell">
      <style:table-cell-properties style:vertical-align="middle" fo:background-color="#ffffff" fo:padding="0cm" fo:border-left="3pt solid #000000" fo:border-right="0.5pt solid #000001" fo:border-top="0.5pt solid #000001" fo:border-bottom="0.5pt solid #00000a">
        <style:background-image/>
      </style:table-cell-properties>
    </style:style>
    <style:style style:name="Tabla4.C4" style:family="table-cell">
      <style:table-cell-properties style:vertical-align="middle" fo:background-color="#ffffff" fo:padding="0cm" fo:border-left="0.5pt solid #000001" fo:border-right="2.25pt solid #00000a" fo:border-top="0.5pt solid #000001" fo:border-bottom="0.5pt solid #00000a">
        <style:background-image/>
      </style:table-cell-properties>
    </style:style>
    <style:style style:name="Tabla4.F4" style:family="table-cell">
      <style:table-cell-properties style:vertical-align="middle" fo:background-color="#ffffff" fo:padding="0cm" fo:border-left="2.25pt solid #00000a" fo:border-right="3pt solid #000000" fo:border-top="0.5pt solid #000001" fo:border-bottom="0.5pt solid #00000a">
        <style:background-image/>
      </style:table-cell-properties>
    </style:style>
    <style:style style:name="Tabla4.5" style:family="table-row">
      <style:table-row-properties style:row-height="1.595cm" fo:keep-together="auto"/>
    </style:style>
    <style:style style:name="Tabla4.A5" style:family="table-cell">
      <style:table-cell-properties style:vertical-align="middle" fo:background-color="#ffffff" fo:padding="0cm" fo:border-left="3pt solid #000000" fo:border-right="3pt solid #000000" fo:border-top="0.5pt solid #000001" fo:border-bottom="2.25pt solid #00000a">
        <style:background-image/>
      </style:table-cell-properties>
    </style:style>
    <style:style style:name="Tabla4.6" style:family="table-row">
      <style:table-row-properties style:row-height="1.988cm" fo:keep-together="auto"/>
    </style:style>
    <style:style style:name="Tabla4.A6" style:family="table-cell">
      <style:table-cell-properties fo:background-color="#ffffff" fo:padding="0cm" fo:border-left="3pt solid #000000" fo:border-right="3pt solid #000000" fo:border-top="1pt outset #00000a" fo:border-bottom="1pt outset #00000a">
        <style:background-image/>
      </style:table-cell-properties>
    </style:style>
    <style:style style:name="Tabla4.7" style:family="table-row">
      <style:table-row-properties style:row-height="1.201cm" fo:keep-together="auto"/>
    </style:style>
    <style:style style:name="Tabla4.A7" style:family="table-cell">
      <style:table-cell-properties fo:background-color="#ffffff" fo:padding="0cm" fo:border-left="3pt solid #000000" fo:border-right="none" fo:border-top="none" fo:border-bottom="3pt solid #000000">
        <style:background-image/>
      </style:table-cell-properties>
    </style:style>
    <style:style style:name="Tabla4.E7" style:family="table-cell">
      <style:table-cell-properties fo:background-color="#ffffff" fo:padding="0cm" fo:border-left="1pt outset #00000a" fo:border-right="3pt solid #000000" fo:border-top="none" fo:border-bottom="3pt solid #000000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  <style:text-properties fo:font-size="2pt" style:font-size-asian="1.75pt" style:font-size-complex="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pt" fo:letter-spacing="normal" fo:font-weight="bold" style:font-size-asian="1.75pt" style:font-weight-asian="bold" style:font-size-complex="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3e442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ES" officeooo:paragraph-rsid="0047e467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6pt" officeooo:paragraph-rsid="0047e467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1pt" fo:language="es" fo:country="ES" officeooo:paragraph-rsid="0047e467" style:font-size-asian="11pt" style:font-name-complex="TimesNewRomanPSMT" style:font-size-complex="7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8pt" fo:language="es" fo:country="ES" officeooo:paragraph-rsid="005a85d0" style:font-size-asian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officeooo:paragraph-rsid="005c3e1c" style:font-size-asian="7.5pt" style:font-size-complex="7.5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officeooo:paragraph-rsid="005c3e1c" style:font-size-asian="7.5pt" style:font-size-complex="7.5pt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5a85d0"/>
    </style:style>
    <style:style style:name="P14" style:family="paragraph" style:parent-style-name="Header">
      <style:text-properties fo:language="es" fo:country="ES"/>
    </style:style>
    <style:style style:name="P15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5c3e1c"/>
    </style:style>
    <style:style style:name="P16" style:family="paragraph" style:parent-style-name="Table_20_Paragraph">
      <style:paragraph-properties fo:margin-left="0.171cm" fo:margin-right="0cm" fo:line-height="100%" fo:text-align="center" style:justify-single-word="false" fo:text-indent="0cm" style:auto-text-indent="false"/>
      <style:text-properties fo:font-size="12pt" fo:language="es" fo:country="ES" fo:font-weight="bold" officeooo:paragraph-rsid="005a85d0" style:font-size-asian="12pt" style:font-weight-asian="bold"/>
    </style:style>
    <style:style style:name="P17" style:family="paragraph" style:parent-style-name="Table_20_Paragraph">
      <style:paragraph-properties fo:margin-left="0.171cm" fo:margin-right="0cm" fo:line-height="100%" fo:text-indent="0cm" style:auto-text-indent="false"/>
      <style:text-properties fo:font-size="7pt" officeooo:paragraph-rsid="005a85d0" style:font-size-asian="7pt" style:font-size-complex="7pt"/>
    </style:style>
    <style:style style:name="P18" style:family="paragraph" style:parent-style-name="Table_20_Paragraph">
      <style:paragraph-properties fo:margin-left="0.171cm" fo:margin-right="0cm" fo:text-indent="0cm" style:auto-text-indent="false"/>
      <style:text-properties officeooo:paragraph-rsid="005a85d0"/>
    </style:style>
    <style:style style:name="P19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5c3e1c" style:font-size-asian="7.5pt" style:font-size-complex="7.5pt"/>
    </style:style>
    <style:style style:name="P20" style:family="paragraph" style:parent-style-name="Table_20_Paragraph">
      <style:paragraph-properties fo:margin-left="0.171cm" fo:margin-right="0cm" fo:text-indent="0cm" style:auto-text-indent="false"/>
      <style:text-properties officeooo:paragraph-rsid="005c3e1c"/>
    </style:style>
    <style:style style:name="P21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5c3e1c" style:font-size-asian="7.5pt" style:font-size-complex="7.5pt"/>
    </style:style>
    <style:style style:name="P22" style:family="paragraph" style:parent-style-name="Table_20_Paragraph">
      <style:paragraph-properties fo:margin-left="0.169cm" fo:margin-right="0cm" fo:text-indent="0cm" style:auto-text-indent="false"/>
      <style:text-properties fo:language="es" fo:country="ES" fo:font-style="italic" fo:font-weight="bold" officeooo:paragraph-rsid="005a85d0" style:font-style-asian="italic" style:font-weight-asian="bold"/>
    </style:style>
    <style:style style:name="P23" style:family="paragraph" style:parent-style-name="Table_20_Paragraph">
      <style:paragraph-properties fo:margin-left="0.169cm" fo:margin-right="0cm" fo:text-indent="0cm" style:auto-text-indent="false"/>
      <style:text-properties officeooo:paragraph-rsid="005a85d0"/>
    </style:style>
    <style:style style:name="P24" style:family="paragraph" style:parent-style-name="Table_20_Paragraph">
      <style:paragraph-properties fo:margin-left="0.169cm" fo:margin-right="0cm" fo:margin-top="0cm" fo:margin-bottom="0cm" loext:contextual-spacing="false" fo:text-indent="0cm" style:auto-text-indent="false"/>
      <style:text-properties fo:font-weight="normal" officeooo:paragraph-rsid="005a85d0" style:font-weight-asian="normal" style:font-weight-complex="normal"/>
    </style:style>
    <style:style style:name="P25" style:family="paragraph" style:parent-style-name="Table_20_Paragraph">
      <style:paragraph-properties fo:margin-left="0.169cm" fo:margin-right="0cm" fo:margin-top="0cm" fo:margin-bottom="0.199cm" loext:contextual-spacing="false" fo:text-indent="0cm" style:auto-text-indent="false"/>
      <style:text-properties officeooo:paragraph-rsid="005a85d0"/>
    </style:style>
    <style:style style:name="P26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font-size="8pt" fo:language="es" fo:country="ES" officeooo:paragraph-rsid="0047e467" style:font-size-asian="8pt" style:font-name-complex="Arial2" style:font-size-complex="8pt"/>
    </style:style>
    <style:style style:name="P27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a85d0" style:font-size-asian="18pt" style:font-weight-asian="bold"/>
    </style:style>
    <style:style style:name="P28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c3e1c" style:font-size-asian="18pt" style:font-weight-asian="bold"/>
    </style:style>
    <style:style style:name="P29" style:family="paragraph" style:parent-style-name="Table_20_Paragraph">
      <style:text-properties officeooo:paragraph-rsid="005a85d0"/>
    </style:style>
    <style:style style:name="P30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5c3e1c" style:font-size-asian="7.5pt" style:font-size-complex="7.5pt"/>
    </style:style>
    <style:style style:name="P31" style:family="paragraph" style:parent-style-name="Table_20_Paragraph">
      <style:paragraph-properties fo:margin-left="0.166cm" fo:margin-right="0cm" fo:text-indent="0cm" style:auto-text-indent="false"/>
      <style:text-properties officeooo:paragraph-rsid="005c3e1c"/>
    </style:style>
    <style:style style:name="P32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1" fo:font-size="8pt" fo:letter-spacing="normal" fo:language="es" fo:country="ES" fo:font-weight="bold" officeooo:paragraph-rsid="005c0667" style:font-size-asian="8pt" style:font-weight-asian="bold" style:font-size-complex="8pt"/>
    </style:style>
    <style:style style:name="P33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1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34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1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1" fo:font-size="28pt" fo:letter-spacing="normal" fo:language="es" fo:country="ES" fo:font-weight="bold" officeooo:paragraph-rsid="005c0667" style:font-size-asian="28pt" style:font-weight-asian="bold" style:font-size-complex="28pt"/>
    </style:style>
    <style:style style:name="P36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a85d0" fo:hyphenate="false" fo:hyphenation-remain-char-count="2" fo:hyphenation-push-char-count="2" loext:hyphenation-no-caps="false"/>
    </style:style>
    <style:style style:name="P37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/>
      <style:text-properties style:font-name="Garamond" fo:font-size="8pt" fo:font-weight="bold" officeooo:paragraph-rsid="005c3e1c" style:font-size-asian="8pt" style:font-weight-asian="bold" style:font-size-complex="8pt"/>
    </style:style>
    <style:style style:name="P38" style:family="paragraph" style:parent-style-name="Table_20_Paragraph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7.5pt" fo:language="es" fo:country="ES" fo:font-weight="normal" officeooo:rsid="001b1b6f" officeooo:paragraph-rsid="005c3e1c" style:font-size-asian="7.5pt" style:font-weight-asian="normal" style:font-size-complex="7.5pt" style:font-weight-complex="normal"/>
    </style:style>
    <style:style style:name="P39" style:family="paragraph" style:parent-style-name="Table_20_Paragraph">
      <style:paragraph-properties fo:margin-left="0cm" fo:margin-right="0cm" fo:text-indent="0cm" style:auto-text-indent="false"/>
      <style:text-properties officeooo:paragraph-rsid="005c3e1c"/>
    </style:style>
    <style:style style:name="P40" style:family="paragraph" style:parent-style-name="Table_20_Paragraph">
      <loext:graphic-properties draw:fill-image-width="0cm" draw:fill-image-height="0cm"/>
      <style:paragraph-properties fo:margin-left="0cm" fo:margin-right="0cm" fo:margin-top="0.199cm" fo:margin-bottom="0.139cm" loext:contextual-spacing="false" fo:text-indent="0cm" style:auto-text-indent="false" style:shadow="none">
        <style:tab-stops/>
      </style:paragraph-properties>
      <style:text-properties fo:font-size="8pt" fo:language="es" fo:country="ES" fo:font-weight="normal" officeooo:rsid="001b1b6f" officeooo:paragraph-rsid="005c3e1c" style:font-size-asian="8pt" style:font-weight-asian="normal" style:font-size-complex="8pt" style:font-weight-complex="normal"/>
    </style:style>
    <style:style style:name="P41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5c3e1c"/>
    </style:style>
    <style:style style:name="P42" style:family="paragraph" style:parent-style-name="Standard">
      <style:paragraph-properties fo:margin-left="0.259cm" fo:margin-right="0cm" fo:margin-top="0cm" fo:margin-bottom="0cm" loext:contextual-spacing="false" fo:line-height="100%" fo:orphans="0" fo:widows="0" fo:text-indent="0cm" style:auto-text-indent="false"/>
      <style:text-properties fo:font-size="7pt" officeooo:paragraph-rsid="005a85d0" style:font-size-asian="7pt" style:font-size-complex="7pt"/>
    </style:style>
    <style:style style:name="P43" style:family="paragraph" style:parent-style-name="Table_20_Paragraph">
      <loext:graphic-properties draw:fill="none"/>
      <style:paragraph-properties fo:margin-left="1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8pt" fo:language="es" fo:country="ES" officeooo:paragraph-rsid="005a85d0" style:font-size-asian="8pt" style:font-name-complex="Calibri2" style:font-size-complex="8pt" fo:hyphenate="false" fo:hyphenation-remain-char-count="2" fo:hyphenation-push-char-count="2" loext:hyphenation-no-caps="false"/>
    </style:style>
    <style:style style:name="P44" style:family="paragraph" style:parent-style-name="Table_20_Paragraph">
      <loext:graphic-properties draw:fill="none"/>
      <style:paragraph-properties fo:margin-left="0.9cm" fo:margin-right="0cm" fo:margin-top="0cm" fo:margin-bottom="0cm" loext:contextual-spacing="false" fo:line-height="100%" fo:text-align="start" style:justify-single-word="false" fo:orphans="0" fo:widows="0" fo:hyphenation-ladder-count="no-limit" fo:text-indent="-0.801cm" style:auto-text-indent="false" fo:background-color="transparent" style:writing-mode="lr-tb">
        <style:tab-stops>
          <style:tab-stop style:position="5.084cm"/>
        </style:tab-stops>
      </style:paragraph-properties>
      <style:text-properties officeooo:paragraph-rsid="005a85d0" fo:hyphenate="false" fo:hyphenation-remain-char-count="2" fo:hyphenation-push-char-count="2" loext:hyphenation-no-caps="false"/>
    </style:style>
    <style:style style:name="P45" style:family="paragraph" style:parent-style-name="Table_20_Paragraph">
      <style:paragraph-properties fo:margin-left="1.249cm" fo:margin-right="0cm" fo:text-indent="0cm" style:auto-text-indent="false"/>
      <style:text-properties fo:font-size="8pt" fo:language="es" fo:country="ES" officeooo:paragraph-rsid="005a85d0" style:font-size-asian="8pt" style:font-name-complex="Calibri2" style:font-size-complex="8pt"/>
    </style:style>
    <style:style style:name="P46" style:family="paragraph" style:parent-style-name="Table_20_Paragraph">
      <style:paragraph-properties fo:margin-top="0cm" fo:margin-bottom="0.199cm" loext:contextual-spacing="false" fo:text-align="justify" style:justify-single-word="false"/>
      <style:text-properties officeooo:paragraph-rsid="005a85d0"/>
    </style:style>
    <style:style style:name="P47" style:family="paragraph" style:parent-style-name="Table_20_Paragraph">
      <loext:graphic-properties draw:fill-image-width="0cm" draw:fill-image-height="0cm"/>
      <style:paragraph-properties fo:margin-left="0.101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7.5pt" fo:language="es" fo:country="ES" fo:font-weight="bold" officeooo:rsid="001b1b6f" officeooo:paragraph-rsid="005a85d0" style:font-size-asian="7.5pt" style:font-weight-asian="bold" style:font-size-complex="7.5pt"/>
    </style:style>
    <style:style style:name="P48" style:family="paragraph" style:parent-style-name="Table_20_Paragraph">
      <loext:graphic-properties draw:fill-image-width="0cm" draw:fill-image-height="0cm"/>
      <style:paragraph-properties fo:margin-left="0.101cm" fo:margin-right="0cm" fo:margin-top="0cm" fo:margin-bottom="0cm" loext:contextual-spacing="false" fo:text-indent="0cm" style:auto-text-indent="false" style:shadow="none">
        <style:tab-stops/>
      </style:paragraph-properties>
      <style:text-properties officeooo:paragraph-rsid="005c3e1c"/>
    </style:style>
    <style:style style:name="P49" style:family="paragraph" style:parent-style-name="Text_20_body">
      <style:paragraph-properties fo:text-align="justify" style:justify-single-word="false"/>
      <style:text-properties officeooo:paragraph-rsid="005a85d0"/>
    </style:style>
    <style:style style:name="P50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1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bold" fo:background-color="transparent"/>
    </style:style>
    <style:style style:name="P52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5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4" style:family="paragraph">
      <style:paragraph-properties fo:text-align="center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P55" style:family="paragraph">
      <style:paragraph-properties fo:text-align="center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letter-spacing="normal" fo:font-weight="bold" style:font-weight-asian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Arial1" fo:letter-spacing="normal" fo:font-weight="bold" style:font-weight-asian="bold"/>
    </style:style>
    <style:style style:name="T5" style:family="text">
      <style:text-properties style:font-name="Arial1" fo:font-weight="bold" style:font-weight-asian="bold"/>
    </style:style>
    <style:style style:name="T6" style:family="text">
      <style:text-properties fo:color="#800000" style:font-name="Arial1" fo:font-size="20pt" fo:letter-spacing="normal" fo:font-weight="bold" style:font-size-asian="20pt" style:font-weight-asian="bold" style:font-size-complex="20pt"/>
    </style:style>
    <style:style style:name="T7" style:family="text">
      <style:text-properties fo:color="#800000" style:font-name="Arial1" fo:font-size="20pt" fo:letter-spacing="normal" fo:font-weight="bold" officeooo:rsid="005a85d0" style:font-size-asian="20pt" style:font-weight-asian="bold" style:font-size-complex="20pt"/>
    </style:style>
    <style:style style:name="T8" style:family="text">
      <style:text-properties fo:color="#800000" style:font-name="Arial1" fo:font-size="20pt" fo:letter-spacing="normal" fo:font-weight="bold" officeooo:rsid="003e442c" style:font-size-asian="20pt" style:font-weight-asian="bold" style:font-size-complex="20pt"/>
    </style:style>
    <style:style style:name="T9" style:family="text">
      <style:text-properties style:text-position="13% 100%" fo:font-size="7.5pt" style:font-size-asian="7.5pt" style:font-size-complex="7.5pt" style:text-scale="115%"/>
    </style:style>
    <style:style style:name="T10" style:family="text">
      <style:text-properties style:text-position="13% 100%" fo:font-size="7.5pt" style:font-size-asian="7.5pt" style:font-name-complex="Calibri2" style:font-size-complex="7.5pt" style:text-scale="105%"/>
    </style:style>
    <style:style style:name="T11" style:family="text">
      <style:text-properties style:text-position="13% 100%" fo:font-size="7.5pt" fo:language="es" fo:country="ES" style:font-size-asian="7.5pt" style:font-name-complex="Calibri2" style:font-size-complex="7.5pt" style:text-scale="105%"/>
    </style:style>
    <style:style style:name="T12" style:family="text">
      <style:text-properties style:text-position="13% 100%" fo:font-size="7.5pt" fo:language="es" fo:country="ES" officeooo:rsid="002e7768" style:font-size-asian="7.5pt" style:font-name-complex="Calibri2" style:font-size-complex="7.5pt" style:text-scale="105%"/>
    </style:style>
    <style:style style:name="T13" style:family="text">
      <style:text-properties style:text-position="13% 100%" fo:font-size="7.5pt" fo:language="es" fo:country="ES" officeooo:rsid="0033fd11" style:font-size-asian="7.5pt" style:font-name-complex="Calibri2" style:font-size-complex="7.5pt" style:text-scale="105%"/>
    </style:style>
    <style:style style:name="T14" style:family="text">
      <style:text-properties style:text-position="13% 100%" fo:font-size="7.5pt" fo:language="es" fo:country="ES" style:font-name-asian="Arial2" style:font-size-asian="7.5pt" style:font-name-complex="Arial2" style:font-size-complex="7.5pt" style:text-scale="115%"/>
    </style:style>
    <style:style style:name="T15" style:family="text">
      <style:text-properties style:text-position="13% 100%" fo:letter-spacing="normal" fo:language="es" fo:country="ES"/>
    </style:style>
    <style:style style:name="T16" style:family="text">
      <style:text-properties style:text-position="13% 100%" fo:letter-spacing="normal" fo:language="es" fo:country="ES" style:text-scale="105%"/>
    </style:style>
    <style:style style:name="T17" style:family="text">
      <style:text-properties style:text-position="13% 100%" fo:letter-spacing="normal" fo:language="es" fo:country="ES" fo:font-weight="normal" officeooo:rsid="002e1872" style:font-weight-asian="normal" style:font-weight-complex="normal"/>
    </style:style>
    <style:style style:name="T18" style:family="text">
      <style:text-properties style:text-position="13% 100%" fo:letter-spacing="normal" fo:language="es" fo:country="ES" fo:font-weight="normal" officeooo:rsid="00330d26" style:font-weight-asian="normal" style:font-weight-complex="normal"/>
    </style:style>
    <style:style style:name="T19" style:family="text">
      <style:text-properties style:text-position="13% 100%" fo:letter-spacing="normal" fo:language="es" fo:country="ES" fo:font-weight="normal" officeooo:rsid="002a7c1a" style:font-weight-asian="normal" style:font-weight-complex="normal"/>
    </style:style>
    <style:style style:name="T20" style:family="text">
      <style:text-properties style:text-position="13% 100%" fo:letter-spacing="normal" fo:language="es" fo:country="ES" officeooo:rsid="002e1872"/>
    </style:style>
    <style:style style:name="T21" style:family="text">
      <style:text-properties style:text-position="13% 100%" fo:letter-spacing="normal" fo:language="es" fo:country="ES" style:text-scale="115%"/>
    </style:style>
    <style:style style:name="T22" style:family="text">
      <style:text-properties style:text-position="13% 100%" fo:letter-spacing="normal" style:font-name-asian="Arial2" style:font-name-complex="Arial2" style:text-scale="115%"/>
    </style:style>
    <style:style style:name="T23" style:family="text">
      <style:text-properties style:text-position="13% 100%" fo:letter-spacing="normal" style:font-name-asian="Arial2" style:font-name-complex="Arial2" style:text-scale="105%"/>
    </style:style>
    <style:style style:name="T24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25" style:family="text">
      <style:text-properties style:text-position="13% 100%" fo:font-size="8pt" fo:letter-spacing="normal" fo:language="es" fo:country="ES" style:font-size-asian="8pt" style:font-name-complex="Calibri2" style:font-size-complex="8pt" style:text-scale="105%"/>
    </style:style>
    <style:style style:name="T26" style:family="text">
      <style:text-properties style:text-position="13% 100%" fo:font-size="8pt" fo:letter-spacing="normal" fo:language="es" fo:country="ES" style:font-name-asian="Arial2" style:font-size-asian="8pt" style:font-name-complex="Arial2" style:font-size-complex="8pt" style:text-scale="105%"/>
    </style:style>
    <style:style style:name="T27" style:family="text">
      <style:text-properties style:text-position="13% 100%" fo:font-size="8pt" fo:letter-spacing="normal" fo:language="es" fo:country="ES" style:font-name-asian="Arial2" style:font-size-asian="8pt" style:font-name-complex="Arial2" style:font-size-complex="8pt" style:text-scale="115%"/>
    </style:style>
    <style:style style:name="T28" style:family="text">
      <style:text-properties style:text-position="13% 100%" fo:font-size="8pt" fo:letter-spacing="normal" style:font-name-asian="Arial2" style:font-size-asian="8pt" style:font-name-complex="Arial2" style:font-size-complex="8pt" style:text-scale="105%"/>
    </style:style>
    <style:style style:name="T29" style:family="text">
      <style:text-properties style:text-position="13% 100%" fo:font-size="8pt" fo:letter-spacing="normal" style:font-name-asian="Arial2" style:font-size-asian="8pt" style:font-name-complex="Arial2" style:font-size-complex="8pt" style:text-scale="115%"/>
    </style:style>
    <style:style style:name="T30" style:family="text">
      <style:text-properties style:text-position="13% 100%" fo:font-size="8pt" fo:language="es" fo:country="ES" style:font-size-asian="8pt" style:font-name-complex="Calibri2" style:font-size-complex="8pt" style:text-scale="105%"/>
    </style:style>
    <style:style style:name="T31" style:family="text">
      <style:text-properties style:text-position="13% 100%" fo:font-size="8pt" style:font-name-asian="Arial2" style:font-size-asian="8pt" style:font-name-complex="Arial2" style:font-size-complex="8pt" style:text-scale="115%"/>
    </style:style>
    <style:style style:name="T32" style:family="text">
      <style:text-properties style:text-position="13% 100%" fo:font-size="7pt" fo:language="es" fo:country="ES" fo:font-weight="bold" officeooo:rsid="002acda1" style:font-size-asian="7pt" style:font-weight-asian="bold" style:font-name-complex="Arial,Bold" style:font-size-complex="7pt" style:font-weight-complex="bold" style:text-scale="105%"/>
    </style:style>
    <style:style style:name="T33" style:family="text">
      <style:text-properties style:text-position="13% 100%" style:font-name-asian="Arial2" style:font-name-complex="Arial2" style:text-scale="115%"/>
    </style:style>
    <style:style style:name="T34" style:family="text">
      <style:text-properties fo:font-size="6pt" fo:font-style="italic" style:font-size-asian="6pt" style:font-style-asian="italic" style:font-name-complex="Arial2" style:font-size-complex="6pt"/>
    </style:style>
    <style:style style:name="T35" style:family="text">
      <style:text-properties fo:font-size="6pt" officeooo:rsid="0011c667" style:font-size-asian="6pt" style:font-size-complex="6pt"/>
    </style:style>
    <style:style style:name="T36" style:family="text">
      <style:text-properties fo:font-size="6pt" officeooo:rsid="0048957e" style:font-size-asian="6pt" style:font-size-complex="6pt"/>
    </style:style>
    <style:style style:name="T37" style:family="text">
      <style:text-properties fo:font-size="14pt" officeooo:rsid="0011c667" style:font-size-asian="14pt" style:font-size-complex="14pt"/>
    </style:style>
    <style:style style:name="T38" style:family="text">
      <style:text-properties fo:letter-spacing="normal" fo:language="es" fo:country="ES"/>
    </style:style>
    <style:style style:name="T39" style:family="text">
      <style:text-properties fo:letter-spacing="0.046cm" fo:font-weight="bold" style:font-weight-asian="bold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name-complex="Arial,Bold" style:font-weight-complex="bold"/>
    </style:style>
    <style:style style:name="T42" style:family="text">
      <style:text-properties fo:font-weight="bold" officeooo:rsid="002acda1" style:font-weight-asian="bold" style:font-name-complex="Arial,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etter-spacing="0.048cm" fo:font-weight="bold" style:font-weight-asian="bold"/>
    </style:style>
    <style:style style:name="T45" style:family="text">
      <style:text-properties fo:letter-spacing="0.042cm" fo:font-weight="bold" style:font-weight-asian="bold"/>
    </style:style>
    <style:style style:name="T46" style:family="text">
      <style:text-properties fo:font-size="7.5pt" fo:letter-spacing="0.019cm" style:font-size-asian="7.5pt" style:font-size-complex="7.5pt"/>
    </style:style>
    <style:style style:name="T47" style:family="text">
      <style:text-properties fo:font-size="7.5pt" fo:letter-spacing="0.019cm" fo:language="es" fo:country="ES" style:font-size-asian="7.5pt" style:font-size-complex="7.5pt"/>
    </style:style>
    <style:style style:name="T48" style:family="text">
      <style:text-properties fo:font-size="7.5pt" style:font-size-asian="7.5pt" style:font-size-complex="7.5pt"/>
    </style:style>
    <style:style style:name="T49" style:family="text">
      <style:text-properties fo:font-size="7.5pt" fo:letter-spacing="0.026cm" style:font-size-asian="7.5pt" style:font-size-complex="7.5pt"/>
    </style:style>
    <style:style style:name="T50" style:family="text">
      <style:text-properties fo:font-size="7.5pt" fo:letter-spacing="0.026cm" fo:language="es" fo:country="ES" style:font-size-asian="7.5pt" style:font-size-complex="7.5pt"/>
    </style:style>
    <style:style style:name="T51" style:family="text">
      <style:text-properties fo:font-size="7.5pt" fo:letter-spacing="0.023cm" style:font-size-asian="7.5pt" style:font-size-complex="7.5pt"/>
    </style:style>
    <style:style style:name="T52" style:family="text">
      <style:text-properties fo:font-size="7.5pt" fo:letter-spacing="0.016cm" style:font-size-asian="7.5pt" style:font-size-complex="7.5pt"/>
    </style:style>
    <style:style style:name="T53" style:family="text">
      <style:text-properties fo:font-size="7.5pt" fo:letter-spacing="0.018cm" style:font-size-asian="7.5pt" style:font-size-complex="7.5pt"/>
    </style:style>
    <style:style style:name="T54" style:family="text">
      <style:text-properties fo:font-size="7.5pt" fo:letter-spacing="0.025cm" style:font-size-asian="7.5pt" style:font-size-complex="7.5pt"/>
    </style:style>
    <style:style style:name="T55" style:family="text">
      <style:text-properties fo:font-size="7.5pt" fo:letter-spacing="0.025cm" fo:language="es" fo:country="ES" style:font-size-asian="7.5pt" style:font-size-complex="7.5pt"/>
    </style:style>
    <style:style style:name="T56" style:family="text">
      <style:text-properties fo:font-size="7.5pt" fo:language="es" fo:country="ES" style:font-size-asian="7.5pt" style:font-size-complex="7.5pt"/>
    </style:style>
    <style:style style:name="T57" style:family="text">
      <style:text-properties fo:font-size="7.5pt" fo:language="es" fo:country="ES" style:font-size-asian="7.5pt" style:font-size-complex="7.5pt" style:text-scale="105%"/>
    </style:style>
    <style:style style:name="T58" style:family="text">
      <style:text-properties fo:font-size="7.5pt" fo:language="es" fo:country="ES" officeooo:rsid="00523fcc" style:font-size-asian="7.5pt" style:font-size-complex="7.5pt" style:text-scale="105%"/>
    </style:style>
    <style:style style:name="T59" style:family="text">
      <style:text-properties fo:font-size="7.5pt" fo:language="es" fo:country="ES" officeooo:rsid="002baf14" style:font-size-asian="7.5pt" style:font-size-complex="7.5pt"/>
    </style:style>
    <style:style style:name="T60" style:family="text">
      <style:text-properties fo:font-size="7.5pt" fo:language="es" fo:country="ES" officeooo:rsid="002e7768" style:font-size-asian="7.5pt" style:font-size-complex="7.5pt"/>
    </style:style>
    <style:style style:name="T61" style:family="text">
      <style:text-properties fo:font-size="7.5pt" fo:language="es" fo:country="ES" officeooo:rsid="00332493" style:font-size-asian="7.5pt" style:font-size-complex="7.5pt"/>
    </style:style>
    <style:style style:name="T62" style:family="text">
      <style:text-properties fo:font-size="7.5pt" fo:language="es" fo:country="ES" officeooo:rsid="0033fd11" style:font-size-asian="7.5pt" style:font-size-complex="7.5pt"/>
    </style:style>
    <style:style style:name="T63" style:family="text">
      <style:text-properties fo:font-size="7.5pt" fo:language="es" fo:country="ES" style:font-size-asian="7.5pt" style:font-name-complex="Calibri2" style:font-size-complex="7.5pt"/>
    </style:style>
    <style:style style:name="T64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65" style:family="text">
      <style:text-properties fo:font-size="7.5pt" fo:language="es" fo:country="ES" officeooo:rsid="0009c4aa" style:font-size-asian="6.55000019073486pt" style:font-name-complex="Calibri2" style:font-size-complex="7.5pt"/>
    </style:style>
    <style:style style:name="T66" style:family="text">
      <style:text-properties fo:font-size="7.5pt" fo:language="es" fo:country="ES" fo:font-style="italic" style:font-size-asian="7.5pt" style:font-style-asian="italic" style:font-size-complex="7.5pt"/>
    </style:style>
    <style:style style:name="T67" style:family="text">
      <style:text-properties fo:font-size="7.5pt" fo:language="es" fo:country="ES" fo:font-style="italic" officeooo:rsid="002baf14" style:font-size-asian="7.5pt" style:font-style-asian="italic" style:font-size-complex="7.5pt"/>
    </style:style>
    <style:style style:name="T68" style:family="text">
      <style:text-properties fo:font-size="7.5pt" fo:language="es" fo:country="ES" fo:font-style="italic" officeooo:rsid="0032bf86" style:font-size-asian="7.5pt" style:font-style-asian="italic" style:font-size-complex="7.5pt"/>
    </style:style>
    <style:style style:name="T69" style:family="text">
      <style:text-properties fo:font-size="7.5pt" fo:language="es" fo:country="ES" fo:font-style="italic" fo:font-weight="bold" style:font-size-asian="7.5pt" style:font-style-asian="italic" style:font-weight-asian="bold" style:font-size-complex="7.5pt" style:font-weight-complex="bold"/>
    </style:style>
    <style:style style:name="T70" style:family="text">
      <style:text-properties fo:font-size="7.5pt" fo:language="es" fo:country="ES" fo:font-style="italic" fo:font-weight="bold" officeooo:rsid="002baf14" style:font-size-asian="7.5pt" style:font-style-asian="italic" style:font-weight-asian="bold" style:font-size-complex="7.5pt" style:font-weight-complex="bold"/>
    </style:style>
    <style:style style:name="T71" style:family="text">
      <style:text-properties fo:font-size="7.5pt" fo:letter-spacing="0.002cm" fo:language="es" fo:country="ES" fo:font-style="italic" style:font-size-asian="7.5pt" style:font-style-asian="italic" style:font-size-complex="7.5pt"/>
    </style:style>
    <style:style style:name="T72" style:family="text">
      <style:text-properties fo:font-size="7.5pt" fo:letter-spacing="0.007cm" fo:language="es" fo:country="ES" fo:font-style="italic" style:font-size-asian="7.5pt" style:font-style-asian="italic" style:font-size-complex="7.5pt"/>
    </style:style>
    <style:style style:name="T73" style:family="text">
      <style:text-properties fo:font-size="7.5pt" style:font-name-asian="Arial2" style:font-size-asian="7.5pt" style:font-name-complex="Arial2" style:font-size-complex="7.5pt"/>
    </style:style>
    <style:style style:name="T74" style:family="text">
      <style:text-properties fo:letter-spacing="0.028cm" fo:language="es" fo:country="ES" fo:font-weight="bold" style:font-weight-asian="bold"/>
    </style:style>
    <style:style style:name="T75" style:family="text">
      <style:text-properties fo:letter-spacing="0.026cm" fo:language="es" fo:country="ES" fo:font-weight="bold" style:font-weight-asian="bold"/>
    </style:style>
    <style:style style:name="T76" style:family="text">
      <style:text-properties fo:letter-spacing="0.026cm" fo:language="es" fo:country="ES" fo:font-weight="bold" officeooo:rsid="00070cad" style:font-weight-asian="bold"/>
    </style:style>
    <style:style style:name="T77" style:family="text">
      <style:text-properties fo:font-size="7pt" fo:language="es" fo:country="ES" style:font-size-asian="7pt" style:font-name-complex="TimesNewRomanPSMT" style:font-size-complex="7pt"/>
    </style:style>
    <style:style style:name="T78" style:family="text">
      <style:text-properties fo:font-size="7pt" fo:language="es" fo:country="ES" fo:font-weight="bold" officeooo:rsid="002acda1" style:font-size-asian="7pt" style:font-weight-asian="bold" style:font-name-complex="Arial,Bold" style:font-size-complex="7pt" style:font-weight-complex="bold"/>
    </style:style>
    <style:style style:name="T79" style:family="text">
      <style:text-properties fo:font-size="7pt" fo:language="es" fo:country="ES" fo:font-weight="bold" officeooo:rsid="002baf14" style:font-size-asian="7pt" style:font-weight-asian="bold" style:font-size-complex="7pt"/>
    </style:style>
    <style:style style:name="T80" style:family="text">
      <style:text-properties style:text-position="super 58%" fo:font-size="8pt" fo:language="es" fo:country="ES" fo:font-weight="bold" style:font-size-asian="8pt" style:font-weight-asian="bold" style:font-size-complex="8pt"/>
    </style:style>
    <style:style style:name="T81" style:family="text">
      <style:text-properties fo:font-size="8pt" style:font-size-asian="8pt" style:font-name-complex="Arial2" style:font-size-complex="8pt"/>
    </style:style>
    <style:style style:name="T82" style:family="text">
      <style:text-properties fo:font-size="8pt" style:font-size-asian="8pt" style:font-name-complex="Calibri2" style:font-size-complex="8pt"/>
    </style:style>
    <style:style style:name="T83" style:family="text">
      <style:text-properties fo:font-size="8pt" fo:language="es" fo:country="ES" fo:font-weight="bold" style:font-size-asian="8pt" style:font-weight-asian="bold" style:font-name-complex="Calibri2" style:font-size-complex="8pt"/>
    </style:style>
    <style:style style:name="T84" style:family="text">
      <style:text-properties fo:font-size="8pt" fo:language="es" fo:country="ES" fo:font-weight="bold" officeooo:rsid="002acda1" style:font-size-asian="8pt" style:font-weight-asian="bold" style:font-name-complex="Calibri2" style:font-size-complex="8pt"/>
    </style:style>
    <style:style style:name="T85" style:family="text">
      <style:text-properties fo:font-size="8pt" fo:language="es" fo:country="ES" fo:font-weight="bold" style:font-size-asian="8pt" style:font-weight-asian="bold" style:font-size-complex="8pt"/>
    </style:style>
    <style:style style:name="T86" style:family="text">
      <style:text-properties fo:font-size="8pt" fo:language="es" fo:country="ES" fo:font-style="italic" style:font-size-asian="8pt" style:font-style-asian="italic" style:font-name-complex="Calibri2" style:font-size-complex="8pt"/>
    </style:style>
    <style:style style:name="T87" style:family="text">
      <style:text-properties fo:font-size="8pt" fo:language="es" fo:country="ES" fo:font-style="italic" officeooo:rsid="002ccd0f" style:font-size-asian="8pt" style:font-style-asian="italic" style:font-name-complex="Calibri2" style:font-size-complex="8pt"/>
    </style:style>
    <style:style style:name="T88" style:family="text">
      <style:text-properties fo:font-size="8pt" fo:language="es" fo:country="ES" fo:font-style="italic" officeooo:rsid="00129819" style:font-size-asian="8pt" style:font-style-asian="italic" style:font-name-complex="Calibri2" style:font-size-complex="8pt"/>
    </style:style>
    <style:style style:name="T89" style:family="text">
      <style:text-properties fo:font-size="8pt" fo:language="es" fo:country="ES" fo:font-style="italic" style:font-size-asian="8pt" style:font-style-asian="italic" style:font-size-complex="8pt"/>
    </style:style>
    <style:style style:name="T90" style:family="text">
      <style:text-properties fo:font-size="8pt" fo:language="es" fo:country="ES" fo:font-style="italic" officeooo:rsid="00244faf" style:font-size-asian="8pt" style:font-style-asian="italic" style:font-size-complex="8pt" style:font-style-complex="italic"/>
    </style:style>
    <style:style style:name="T91" style:family="text">
      <style:text-properties fo:font-size="8pt" fo:language="es" fo:country="ES" fo:font-style="italic" officeooo:rsid="002acda1" style:font-size-asian="8pt" style:font-style-asian="italic" style:font-size-complex="8pt" style:font-style-complex="italic"/>
    </style:style>
    <style:style style:name="T92" style:family="text">
      <style:text-properties fo:font-size="8pt" fo:language="es" fo:country="ES" fo:font-style="italic" officeooo:rsid="002baf14" style:font-size-asian="8pt" style:font-style-asian="italic" style:font-size-complex="8pt" style:font-style-complex="italic"/>
    </style:style>
    <style:style style:name="T93" style:family="text">
      <style:text-properties fo:font-size="8pt" fo:language="es" fo:country="ES" fo:font-style="italic" officeooo:rsid="0033fd11" style:font-size-asian="8pt" style:font-style-asian="italic" style:font-size-complex="8pt"/>
    </style:style>
    <style:style style:name="T94" style:family="text">
      <style:text-properties fo:font-size="8pt" fo:language="es" fo:country="ES" fo:font-style="italic" officeooo:rsid="002baf14" style:font-size-asian="8pt" style:font-style-asian="italic" style:font-size-complex="8pt"/>
    </style:style>
    <style:style style:name="T95" style:family="text">
      <style:text-properties fo:font-size="8pt" fo:language="es" fo:country="ES" style:font-size-asian="8pt" style:font-size-complex="8pt"/>
    </style:style>
    <style:style style:name="T96" style:family="text">
      <style:text-properties fo:font-size="8pt" fo:language="es" fo:country="ES" officeooo:rsid="002baf14" style:font-size-asian="8pt" style:font-size-complex="8pt"/>
    </style:style>
    <style:style style:name="T97" style:family="text">
      <style:text-properties fo:font-size="8pt" fo:language="es" fo:country="ES" style:font-size-asian="8pt" style:font-name-complex="Calibri2" style:font-size-complex="8pt"/>
    </style:style>
    <style:style style:name="T98" style:family="text">
      <style:text-properties style:font-name-complex="Arial2"/>
    </style:style>
    <style:style style:name="T99" style:family="text">
      <style:text-properties officeooo:rsid="002acda1" style:font-name-complex="Arial2"/>
    </style:style>
    <style:style style:name="T100" style:family="text">
      <style:text-properties officeooo:rsid="000e8d3b" style:font-name-complex="Arial2"/>
    </style:style>
    <style:style style:name="T101" style:family="text">
      <style:text-properties style:text-position="12% 100%" fo:font-size="8pt" fo:language="es" fo:country="ES" style:font-size-asian="8pt" style:font-name-complex="Calibri2" style:font-size-complex="8pt" style:text-scale="105%"/>
    </style:style>
    <style:style style:name="T102" style:family="text">
      <style:text-properties style:text-position="12% 100%" fo:font-size="7.5pt" fo:language="es" fo:country="ES" officeooo:rsid="002baf14" style:font-size-asian="7.5pt" style:font-name-complex="Calibri2" style:font-size-complex="7.5pt" style:text-scale="105%"/>
    </style:style>
    <style:style style:name="T103" style:family="text">
      <style:text-properties fo:language="es" fo:country="ES" fo:font-weight="bold" style:font-weight-asian="bold"/>
    </style:style>
    <style:style style:name="T104" style:family="text">
      <style:text-properties fo:language="es" fo:country="ES" fo:font-weight="bold" officeooo:rsid="00070cad" style:font-weight-asian="bold"/>
    </style:style>
    <style:style style:name="T105" style:family="text">
      <style:text-properties fo:language="es" fo:country="ES" fo:font-weight="bold" style:font-weight-asian="bold" style:font-name-complex="Arial,Bold" style:font-weight-complex="bold"/>
    </style:style>
    <style:style style:name="T106" style:family="text">
      <style:text-properties fo:language="es" fo:country="ES" fo:font-weight="bold" officeooo:rsid="002ccd0f" style:font-weight-asian="bold" style:font-name-complex="Arial,Bold" style:font-weight-complex="bold"/>
    </style:style>
    <style:style style:name="T107" style:family="text">
      <style:text-properties fo:language="es" fo:country="ES" fo:font-weight="bold" officeooo:rsid="002acda1" style:font-weight-asian="bold" style:font-name-complex="Arial,Bold" style:font-weight-complex="bold"/>
    </style:style>
    <style:style style:name="T108" style:family="text">
      <style:text-properties fo:language="es" fo:country="ES" fo:font-style="italic" style:font-style-asian="italic" style:font-name-complex="TimesNewRomanPSMT"/>
    </style:style>
    <style:style style:name="T109" style:family="text">
      <style:text-properties fo:language="es" fo:country="ES" style:font-name-complex="Arial2"/>
    </style:style>
    <style:style style:name="T110" style:family="text">
      <style:text-properties fo:language="es" fo:country="ES" officeooo:rsid="002acda1" style:font-name-complex="Arial2"/>
    </style:style>
    <style:style style:name="T111" style:family="text">
      <style:text-properties fo:language="es" fo:country="ES" officeooo:rsid="002ccd0f" style:font-name-complex="Arial2"/>
    </style:style>
    <style:style style:name="T112" style:family="text">
      <style:text-properties fo:language="es" fo:country="ES" officeooo:rsid="000e8d3b" style:font-name-complex="Arial2"/>
    </style:style>
    <style:style style:name="T113" style:family="text">
      <style:text-properties style:font-name="Calibri1" fo:font-size="6pt" fo:font-style="italic" style:font-size-asian="6pt" style:font-style-asian="italic" style:font-size-complex="6pt"/>
    </style:style>
    <style:style style:name="T114" style:family="text">
      <style:text-properties style:font-name="Calibri1" fo:font-size="6pt" fo:font-style="italic" officeooo:rsid="0048003a" style:font-size-asian="6pt" style:font-style-asian="italic" style:font-size-complex="6pt"/>
    </style:style>
    <style:style style:name="T115" style:family="text">
      <style:text-properties style:font-name="Calibri1" fo:font-size="6pt" fo:font-style="italic" officeooo:rsid="0049d269" style:font-size-asian="6pt" style:font-style-asian="italic" style:font-size-complex="6pt"/>
    </style:style>
    <style:style style:name="T116" style:family="text">
      <style:text-properties fo:font-style="italic" style:font-style-asian="italic"/>
    </style:style>
    <style:style style:name="T117" style:family="text">
      <style:text-properties officeooo:rsid="004c01a3"/>
    </style:style>
    <style:style style:name="T118" style:family="text">
      <style:text-properties officeooo:rsid="002baf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itinerario_ciencias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tinerario_humanidades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itinerario_aplicadas_cacp" form:control-implementation="ooo:com.sun.star.form.component.Formatted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itinerario_aplicadas_iaee" form:control-implementation="ooo:com.sun.star.form.component.Formatted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EPV" form:control-implementation="ooo:com.sun.star.form.component.Formatted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CCIE" form:control-implementation="ooo:com.sun.star.form.component.Formatted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TEC" form:control-implementation="ooo:com.sun.star.form.component.Formatted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ALE" form:control-implementation="ooo:com.sun.star.form.component.Formatted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FRA" form:control-implementation="ooo:com.sun.star.form.component.Formatted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INF" form:control-implementation="ooo:com.sun.star.form.component.Formatted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CCOI" form:control-implementation="ooo:com.sun.star.form.component.Formatted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PI" form:control-implementation="ooo:com.sun.star.form.component.Formatted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FIL" form:control-implementation="ooo:com.sun.star.form.component.Formatted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IAEE" form:control-implementation="ooo:com.sun.star.form.component.Formatted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MUS" form:control-implementation="ooo:com.sun.star.form.component.Formatted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CCLA" form:control-implementation="ooo:com.sun.star.form.component.Formatted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ia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35" form:id="control35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luri_si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no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grupo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tinerario_aplicadas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religion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alores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si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no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si" form:control-implementation="ooo:com.sun.star.form.component.CheckBox" xml:id="control64" form:id="control6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no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office:value-type="string">
            <text:p text:style-name="P28">A</text:p>
          </table:table-cell>
          <table:table-cell table:style-name="Tabla1.B1" table:number-columns-spanned="7" office:value-type="string">
            <text:p text:style-name="P20"><text:span text:style-name="T40">DATOS</text:span><text:span text:style-name="T39"> </text:span><text:span text:style-name="T40">PERSONALES</text:span><text:span text:style-name="T44"> </text:span><text:span text:style-name="T40">DEL</text:span><text:span text:style-name="T45"> </text:span><text:span text:style-name="T40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3" office:value-type="string">
            <text:p text:style-name="P15"><text:span text:style-name="T43">NIA</text:span> <draw:control text:anchor-type="as-char" draw:z-index="18" draw:style-name="gr6" draw:text-style-name="P54" svg:width="3.703cm" svg:height="0.551cm" draw:control="control17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20"><text:span text:style-name="T48">APELLIDOS</text:span><text:span text:style-name="T48"><draw:control text:anchor-type="as-char" draw:z-index="19" draw:name="apellidos" draw:style-name="gr4" draw:text-style-name="P52" svg:width="6.603cm" svg:height="0.521cm" draw:control="control18"/></text:span></text:p>
          </table:table-cell>
          <table:covered-table-cell/>
          <table:covered-table-cell/>
          <table:table-cell table:style-name="Tabla1.D2" table:number-columns-spanned="3" office:value-type="string">
            <text:p text:style-name="P31"><text:span text:style-name="T48">NOMBRE</text:span><text:span text:style-name="T48"><draw:control text:anchor-type="as-char" draw:z-index="20" draw:name="nombre" draw:style-name="gr4" draw:text-style-name="P52" svg:width="3.747cm" svg:height="0.521cm" draw:control="control19"/></text:span></text:p>
          </table:table-cell>
          <table:covered-table-cell/>
          <table:covered-table-cell/>
          <table:table-cell table:style-name="Tabla1.G2" table:number-columns-spanned="3" office:value-type="string">
            <text:p text:style-name="P20"><text:span text:style-name="T48">DNI/NIE</text:span><text:span text:style-name="T48"><draw:control text:anchor-type="as-char" draw:z-index="21" draw:name="dni" draw:style-name="gr4" draw:text-style-name="P52" svg:width="3.07cm" svg:height="0.521cm" draw:control="control20"/></text:span></text:p>
          </table:table-cell>
          <table:covered-table-cell/>
          <table:covered-table-cell/>
          <table:table-cell table:style-name="Tabla1.J2" table:number-columns-spanned="2" office:value-type="string">
            <text:p text:style-name="P41"><draw:control text:anchor-type="paragraph" draw:z-index="36" draw:style-name="gr5" draw:text-style-name="P53" svg:width="0.075cm" svg:height="0.003cm" svg:x="3.066cm" svg:y="-1.785cm" draw:control="control35"/><text:span text:style-name="T24"><draw:control text:anchor-type="as-char" draw:z-index="22" draw:name="hombre" draw:style-name="gr1" draw:text-style-name="P50" svg:width="0.5cm" svg:height="0.5cm" draw:control="control21"/></text:span><text:span text:style-name="T24"><text:s/></text:span><text:span text:style-name="T9">HOMBRE <text:s text:c="2"/></text:span><text:span text:style-name="T11"><text:s/></text:span><text:span text:style-name="T25"><draw:control text:anchor-type="as-char" draw:z-index="23" draw:name="mujer" draw:style-name="gr1" draw:text-style-name="P50" svg:width="0.5cm" svg:height="0.5cm" draw:control="control22"/></text:span><text:span text:style-name="T25"><text:s/></text:span><text:span text:style-name="T9">MUJER</text:span></text:p>
          </table:table-cell>
          <table:covered-table-cell/>
        </table:table-row>
        <table:table-row table:style-name="Tabla1.2">
          <table:table-cell table:style-name="Tabla1.A3" table:number-columns-spanned="2" office:value-type="string">
            <text:p text:style-name="P20"><text:span text:style-name="T48">FECHA</text:span><text:span text:style-name="T46"> </text:span><text:span text:style-name="T48">DE</text:span><text:span text:style-name="T46"> </text:span><text:span text:style-name="T48">NACIMIENTO</text:span><text:span text:style-name="T48"><draw:control text:anchor-type="as-char" draw:z-index="24" draw:style-name="gr4" draw:text-style-name="P52" svg:width="3.432cm" svg:height="0.521cm" draw:control="control23"/></text:span></text:p>
          </table:table-cell>
          <table:covered-table-cell/>
          <table:table-cell table:style-name="Tabla1.C3" table:number-columns-spanned="2" office:value-type="string">
            <text:p text:style-name="P20"><text:span text:style-name="T48">MUNICIPIO</text:span><text:span text:style-name="T49"> </text:span><text:span text:style-name="T48">DE</text:span><text:span text:style-name="T51"> </text:span><text:span text:style-name="T48">NACIMIENTO </text:span><text:span text:style-name="T48"><draw:control text:anchor-type="as-char" draw:z-index="25" draw:style-name="gr4" draw:text-style-name="P52" svg:width="4.495cm" svg:height="0.521cm" draw:control="control24"/></text:span></text:p>
          </table:table-cell>
          <table:covered-table-cell/>
          <table:table-cell table:style-name="Tabla1.E3" table:number-columns-spanned="3" office:value-type="string">
            <text:p text:style-name="P31"><text:span text:style-name="T48">PROVINCIA</text:span><text:span text:style-name="T51"> </text:span><text:span text:style-name="T48">DE</text:span><text:span text:style-name="T51"> </text:span><text:span text:style-name="T48">NACIMIENTO</text:span><text:span text:style-name="T48"><draw:control text:anchor-type="as-char" draw:z-index="26" draw:style-name="gr4" draw:text-style-name="P52" svg:width="4.224cm" svg:height="0.521cm" draw:control="control25"/></text:span></text:p>
          </table:table-cell>
          <table:covered-table-cell/>
          <table:covered-table-cell/>
          <table:table-cell table:style-name="Tabla1.H3" table:number-columns-spanned="4" office:value-type="string">
            <text:p text:style-name="P20"><text:span text:style-name="T48">PAIS</text:span><text:span text:style-name="T52"> </text:span><text:span text:style-name="T48">DE</text:span><text:span text:style-name="T53"> </text:span><text:span text:style-name="T48">NACIMIENTO</text:span><text:span text:style-name="T48"><draw:control text:anchor-type="as-char" draw:z-index="27" draw:style-name="gr4" draw:text-style-name="P52" svg:width="4.495cm" svg:height="0.521cm" draw:control="control26"/>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4" table:number-columns-spanned="4" office:value-type="string">
            <text:p text:style-name="P21"><draw:control text:anchor-type="paragraph" draw:z-index="37" draw:style-name="gr3" draw:text-style-name="P52" svg:width="3.119cm" svg:height="0.521cm" svg:x="5.643cm" svg:y="0.321cm" draw:control="control36"/>CONVIVE</text:p>
            <text:p text:style-name="P39"><draw:control text:anchor-type="as-char" draw:z-index="28" draw:style-name="gr1" draw:text-style-name="P50" svg:width="0.5cm" svg:height="0.5cm" draw:control="control27"/><text:span text:style-name="T57">PADRE <text:s text:c="4"/></text:span><text:span text:style-name="T25"><draw:control text:anchor-type="as-char" draw:z-index="29" draw:style-name="gr1" draw:text-style-name="P50" svg:width="0.5cm" svg:height="0.5cm" draw:control="control28"/></text:span><text:span text:style-name="T57">MADRE <text:s text:c="3"/></text:span><text:span text:style-name="T25"><draw:control text:anchor-type="as-char" draw:z-index="30" draw:style-name="gr1" draw:text-style-name="P50" svg:width="0.5cm" svg:height="0.5cm" draw:control="control29"/></text:span><text:span text:style-name="T25"><text:s/></text:span><text:span text:style-name="T57">AMBOS <text:s text:c="2"/></text:span><text:span text:style-name="T58"><text:s/>OTROS </text:span></text:p>
          </table:table-cell>
          <table:covered-table-cell/>
          <table:covered-table-cell/>
          <table:covered-table-cell/>
          <table:table-cell table:style-name="Tabla1.E4" table:number-columns-spanned="7" office:value-type="string">
            <text:p text:style-name="P31"><text:span text:style-name="T48">CENTRO DE PROCEDENCIA</text:span><text:span text:style-name="T48"><draw:control text:anchor-type="as-char" draw:z-index="31" draw:style-name="gr4" draw:text-style-name="P52" svg:width="9.423cm" svg:height="0.521cm" draw:control="control3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4" office:value-type="string">
            <text:p text:style-name="P20"><text:span text:style-name="T56">DOMICILIO</text:span><text:span text:style-name="T55"> </text:span><text:span text:style-name="T56">(CALLE/PLAZA</text:span><text:span text:style-name="T50"> </text:span><text:span text:style-name="T56">Y</text:span><text:span text:style-name="T47"> </text:span><text:span text:style-name="T56">NÚMERO)</text:span><text:span text:style-name="T56"><draw:control text:anchor-type="as-char" draw:z-index="32" draw:style-name="gr4" draw:text-style-name="P52" svg:width="8.774cm" svg:height="0.521cm" draw:control="control31"/></text:span></text:p>
          </table:table-cell>
          <table:covered-table-cell/>
          <table:covered-table-cell/>
          <table:covered-table-cell/>
          <table:table-cell table:style-name="Tabla1.E5" office:value-type="string">
            <text:p text:style-name="P31"><text:span text:style-name="T48">C.</text:span><text:span text:style-name="T53"> </text:span><text:span text:style-name="T48">POSTAL</text:span></text:p>
            <text:p text:style-name="P30"><draw:control text:anchor-type="as-char" draw:z-index="33" draw:style-name="gr4" draw:text-style-name="P52" svg:width="1.246cm" svg:height="0.521cm" draw:control="control32"/></text:p>
          </table:table-cell>
          <table:table-cell table:style-name="Tabla1.F5" table:number-columns-spanned="5" office:value-type="string">
            <text:p text:style-name="P20"><text:span text:style-name="T48">LOCALIDAD</text:span><text:span text:style-name="T48"><draw:control text:anchor-type="as-char" draw:z-index="34" draw:style-name="gr4" draw:text-style-name="P52" svg:width="3.493cm" svg:height="0.521cm" draw:control="control33"/></text:span></text:p>
          </table:table-cell>
          <table:covered-table-cell/>
          <table:covered-table-cell/>
          <table:covered-table-cell/>
          <table:covered-table-cell/>
          <table:table-cell table:style-name="Tabla1.K5" office:value-type="string">
            <text:p text:style-name="P20"><text:span text:style-name="T48">PROVINCIA</text:span><text:span text:style-name="T48"><draw:control text:anchor-type="as-char" draw:z-index="35" draw:style-name="gr4" draw:text-style-name="P52" svg:width="3.499cm" svg:height="0.521cm" draw:control="control34"/></text:span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8">B</text:p>
          </table:table-cell>
          <table:table-cell table:style-name="Tabla3.B1" table:number-columns-spanned="5" office:value-type="string">
            <text:p text:style-name="P20"><text:span text:style-name="T103">DATOS</text:span><text:span text:style-name="T74"> </text:span><text:span text:style-name="T103">DEL</text:span><text:span text:style-name="T75"> </text:span><text:span text:style-name="T103">PADRE</text:span><text:span text:style-name="T74"> </text:span><text:span text:style-name="T103">O</text:span><text:span text:style-name="T74"> </text:span><text:span text:style-name="T103">TUTOR</text:span><text:span text:style-name="T74"> </text:span><text:span text:style-name="T103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20"/>
          </table:table-cell>
          <table:table-cell table:style-name="Tabla3.H1" office:value-type="string">
            <text:p text:style-name="P28">C</text:p>
          </table:table-cell>
          <table:table-cell table:style-name="Tabla3.I1" table:number-columns-spanned="5" office:value-type="string">
            <text:p text:style-name="P20"><text:span text:style-name="T103">DATOS</text:span><text:span text:style-name="T74"> </text:span><text:span text:style-name="T103">DE L</text:span><text:span text:style-name="T104">A</text:span><text:span text:style-name="T75"> </text:span><text:span text:style-name="T76">MADRE</text:span><text:span text:style-name="T74"> </text:span><text:span text:style-name="T103">O</text:span><text:span text:style-name="T74"> </text:span><text:span text:style-name="T103">TUTOR</text:span><text:span text:style-name="T104">A</text:span><text:span text:style-name="T74"> </text:span><text:span text:style-name="T103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19"><draw:control text:anchor-type="paragraph" draw:z-index="54" draw:style-name="gr3" draw:text-style-name="P52" svg:width="8.826cm" svg:height="0.521cm" svg:x="0.072cm" svg:y="0.296cm" draw:control="control53"/>APELLIDOS, <text:span text:style-name="T117">NOMBRE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19"><draw:control text:anchor-type="paragraph" draw:z-index="55" draw:style-name="gr3" draw:text-style-name="P52" svg:width="8.826cm" svg:height="0.521cm" svg:x="0.072cm" svg:y="0.289cm" draw:control="control54"/>APELLIDOS, <text:span text:style-name="T117">NOMBRE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20"><text:span text:style-name="T48">DNI/NIE</text:span><text:span text:style-name="T48"><draw:control text:anchor-type="as-char" draw:z-index="38" draw:style-name="gr4" draw:text-style-name="P52" svg:width="2.625cm" svg:height="0.521cm" draw:control="control37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20"><text:span text:style-name="T48">E-MAIL</text:span><text:span text:style-name="T48"><draw:control text:anchor-type="as-char" draw:z-index="39" draw:style-name="gr4" draw:text-style-name="P52" svg:width="5.58cm" svg:height="0.521cm" draw:control="control38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19">DNI/NIE</text:p>
            <text:p text:style-name="P19"><draw:control text:anchor-type="as-char" draw:z-index="40" draw:style-name="gr4" draw:text-style-name="P52" svg:width="2.234cm" svg:height="0.521cm" draw:control="control39"/></text:p>
          </table:table-cell>
          <table:covered-table-cell/>
          <table:covered-table-cell/>
          <table:table-cell table:style-name="Tabla3.K3" table:number-columns-spanned="3" office:value-type="string">
            <text:p text:style-name="P19">E-MAIL</text:p>
            <text:p text:style-name="P19"><draw:control text:anchor-type="as-char" draw:z-index="41" draw:style-name="gr4" draw:text-style-name="P52" svg:width="6.01cm" svg:height="0.521cm" draw:control="control40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31"><text:span text:style-name="T48">TELÉFONO</text:span><text:span text:style-name="T54"> </text:span><text:span text:style-name="T48">1</text:span><text:span text:style-name="T48"><draw:control text:anchor-type="as-char" draw:z-index="42" draw:style-name="gr4" draw:text-style-name="P52" svg:width="3.77cm" svg:height="0.521cm" draw:control="control41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20"><text:span text:style-name="T48">TELÉFONO</text:span><text:span text:style-name="T54"> </text:span><text:span text:style-name="T48">2</text:span><text:span text:style-name="T48"><draw:control text:anchor-type="as-char" draw:z-index="43" draw:style-name="gr4" draw:text-style-name="P52" svg:width="3.957cm" svg:height="0.521cm" draw:control="control42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31"><text:span text:style-name="T48">TELÉFONO</text:span><text:span text:style-name="T54"> </text:span><text:span text:style-name="T48">1</text:span><text:span text:style-name="T48"><draw:control text:anchor-type="as-char" draw:z-index="44" draw:style-name="gr4" draw:text-style-name="P52" svg:width="3.77cm" svg:height="0.521cm" draw:control="control43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20"><text:span text:style-name="T48">TELÉFONO</text:span><text:span text:style-name="T54"> </text:span><text:span text:style-name="T48">2</text:span><text:span text:style-name="T48"><draw:control text:anchor-type="as-char" draw:z-index="45" draw:style-name="gr4" draw:text-style-name="P52" svg:width="4.128cm" svg:height="0.521cm" draw:control="control44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20"><text:span text:style-name="T56">DOMICILIO</text:span><text:span text:style-name="T55"> </text:span><text:span text:style-name="T56">(CALLE/PLAZA</text:span><text:span text:style-name="T50"> </text:span><text:span text:style-name="T56">Y</text:span><text:span text:style-name="T47"> </text:span><text:span text:style-name="T56">NÚMERO) </text:span><text:span text:style-name="T64">(Sólo si no coincide con el del alumno)</text:span><text:span text:style-name="T56"><draw:control text:anchor-type="as-char" draw:z-index="46" draw:style-name="gr4" draw:text-style-name="P52" svg:width="8.774cm" svg:height="0.521cm" draw:control="control4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20"><text:span text:style-name="T56">DOMICILIO</text:span><text:span text:style-name="T55"> </text:span><text:span text:style-name="T56">(CALLE/PLAZA</text:span><text:span text:style-name="T50"> </text:span><text:span text:style-name="T56">Y</text:span><text:span text:style-name="T47"> </text:span><text:span text:style-name="T56">NÚMERO) </text:span><text:span text:style-name="T64">(Sólo si no coincide con el del alumno)</text:span><text:span text:style-name="T56"><draw:control text:anchor-type="as-char" draw:z-index="47" draw:style-name="gr4" draw:text-style-name="P52" svg:width="9.016cm" svg:height="0.521cm" draw:control="control46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31"><text:span text:style-name="T48">C.</text:span><text:span text:style-name="T53"> </text:span><text:span text:style-name="T48">POSTAL</text:span></text:p>
            <text:p text:style-name="P30"><draw:control text:anchor-type="as-char" draw:z-index="48" draw:style-name="gr4" draw:text-style-name="P52" svg:width="1.246cm" svg:height="0.521cm" draw:control="control47"/></text:p>
          </table:table-cell>
          <table:covered-table-cell/>
          <table:table-cell table:style-name="Tabla3.C6" table:number-columns-spanned="3" office:value-type="string">
            <text:p text:style-name="P20"><text:span text:style-name="T48">LOCALIDAD</text:span><text:span text:style-name="T48"><draw:control text:anchor-type="as-char" draw:z-index="49" draw:style-name="gr4" draw:text-style-name="P52" svg:width="3.493cm" svg:height="0.521cm" draw:control="control48"/></text:span></text:p>
          </table:table-cell>
          <table:covered-table-cell/>
          <table:covered-table-cell/>
          <table:table-cell table:style-name="Tabla3.F6" office:value-type="string">
            <text:p text:style-name="P20"><text:span text:style-name="T48">PROVINCIA</text:span><text:span text:style-name="T48"><draw:control text:anchor-type="as-char" draw:z-index="50" draw:style-name="gr4" draw:text-style-name="P52" svg:width="2.881cm" svg:height="0.521cm" draw:control="control49"/></text:span></text:p>
          </table:table-cell>
          <table:covered-table-cell/>
          <table:table-cell table:style-name="Tabla3.H6" table:number-columns-spanned="2" office:value-type="string">
            <text:p text:style-name="P31"><text:span text:style-name="T48">C.</text:span><text:span text:style-name="T53"> </text:span><text:span text:style-name="T48">POSTAL</text:span></text:p>
            <text:p text:style-name="P30"><draw:control text:anchor-type="as-char" draw:z-index="51" draw:style-name="gr4" draw:text-style-name="P52" svg:width="1.246cm" svg:height="0.521cm" draw:control="control50"/></text:p>
          </table:table-cell>
          <table:covered-table-cell/>
          <table:table-cell table:style-name="Tabla3.J6" table:number-columns-spanned="3" office:value-type="string">
            <text:p text:style-name="P20"><text:span text:style-name="T48">LOCALIDAD</text:span><text:span text:style-name="T48"><draw:control text:anchor-type="as-char" draw:z-index="52" draw:style-name="gr4" draw:text-style-name="P52" svg:width="3.885cm" svg:height="0.521cm" draw:control="control51"/></text:span></text:p>
          </table:table-cell>
          <table:covered-table-cell/>
          <table:covered-table-cell/>
          <table:table-cell table:style-name="Tabla3.M6" office:value-type="string">
            <text:p text:style-name="P20"><text:span text:style-name="T48">PROVINCIA</text:span><text:span text:style-name="T48"><draw:control text:anchor-type="as-char" draw:z-index="53" draw:style-name="gr4" draw:text-style-name="P52" svg:width="3.003cm" svg:height="0.521cm" draw:control="control52"/></text:span>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27">D</text:p>
          </table:table-cell>
          <table:table-cell table:style-name="Tabla4.B1" table:number-columns-spanned="2" office:value-type="string">
            <text:p text:style-name="P22">DATOS ACADÉMICOS</text:p>
          </table:table-cell>
          <table:covered-table-cell/>
          <table:table-cell table:style-name="Tabla4.B1" table:number-columns-spanned="3" office:value-type="string">
            <text:p text:style-name="P34"><text:span text:style-name="T35">C</text:span><text:span text:style-name="T36">URSO Y GRUPO EN EL QUE ESTUVO </text:span></text:p>
            <text:p text:style-name="P33">MATRICULADO EL CURSO ANTERIOR</text:p>
          </table:table-cell>
          <table:covered-table-cell/>
          <table:covered-table-cell/>
          <table:table-cell table:style-name="Tabla4.G1" office:value-type="string">
            <text:p text:style-name="P32"><draw:control text:anchor-type="as-char" svg:y="0.182cm" draw:z-index="58" draw:style-name="gr2" draw:text-style-name="P51" svg:width="3.211cm" svg:height="0.521cm" draw:control="control57"/></text:p>
          </table:table-cell>
          <table:table-cell table:style-name="Tabla4.H1" office:value-type="string">
            <text:p text:style-name="P35"><text:span text:style-name="T37"><text:s/></text:span><text:span text:style-name="T37"><draw:control text:anchor-type="as-char" draw:z-index="59" draw:style-name="gr1" draw:text-style-name="P50" svg:width="0.5cm" svg:height="0.5cm" draw:control="control58"/></text:span><text:span text:style-name="T37">Repetidor</text:span></text:p>
          </table:table-cell>
        </table:table-row>
        <table:table-row table:style-name="Tabla4.2">
          <table:table-cell table:style-name="Tabla4.A2" table:number-columns-spanned="8" office:value-type="string">
            <text:p text:style-name="P37"><text:span text:style-name="T15">GRUPO PLURILINGÜE </text:span><text:span text:style-name="T17">(</text:span><text:span text:style-name="T18">Matemáticas </text:span><text:span text:style-name="T19">Académicas </text:span><text:span text:style-name="T17">en Valenciano y Geografía e Historia en Inglés)</text:span><text:span text:style-name="T20">:</text:span><text:span text:style-name="T38"> </text:span><text:span text:style-name="T21"><text:s text:c="3"/></text:span><text:span text:style-name="T16"><draw:control text:anchor-type="as-char" draw:z-index="56" draw:style-name="gr1" draw:text-style-name="P50" svg:width="0.5cm" svg:height="0.5cm" draw:control="control55"/></text:span><text:span text:style-name="T16"><text:s/></text:span><text:span text:style-name="T21">SÍ <text:s text:c="3"/></text:span><text:span text:style-name="T16"><draw:control text:anchor-type="as-char" draw:z-index="57" draw:style-name="gr1" draw:text-style-name="P50" svg:width="0.5cm" svg:height="0.5cm" draw:control="control56"/></text:span><text:span text:style-name="T16"><text:s/></text:span><text:span text:style-name="T21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5" office:value-type="string">
            <text:p text:style-name="P16"><text:s/>4º ESO ENSEÑANZAS ACADÉMICAS</text:p>
            <text:p text:style-name="P42"><text:span text:style-name="T41">Materias </text:span><text:span text:style-name="T42">Troncales</text:span><text:span text:style-name="T41">:</text:span><text:span text:style-name="T98"> Geografía </text:span><text:span text:style-name="T99">e</text:span><text:span text:style-name="T98"> Historia, Lengua Castellana </text:span><text:span text:style-name="T99">y</text:span><text:span text:style-name="T98"> Literatura, </text:span><text:span text:style-name="T99">Inglés, Matemáticas Orientadas a las Enseñanzas Académic</text:span><text:bookmark text:name="_GoBack1"/><text:span text:style-name="T99">as. </text:span><text:span text:style-name="T42">Materias Específicas:</text:span><text:span text:style-name="T99"> </text:span><text:span text:style-name="T98"><text:s/>Educación Física, </text:span><text:span text:style-name="T99">Religión/Valores Éticos. </text:span><text:span text:style-name="T41">Materias </text:span><text:span text:style-name="T42">LCA</text:span><text:span text:style-name="T41">:</text:span><text:span text:style-name="T98"> Tutoría, </text:span><text:span text:style-name="T100">Valenciano: Lengua </text:span><text:span text:style-name="T99">y</text:span><text:span text:style-name="T100"> Literatura</text:span><text:span text:style-name="T99">.</text:span><text:span text:style-name="T98"> <text:s/></text:span></text:p>
          </table:table-cell>
          <table:covered-table-cell/>
          <table:covered-table-cell/>
          <table:covered-table-cell/>
          <table:covered-table-cell/>
          <table:table-cell table:style-name="Tabla4.F3" table:number-columns-spanned="3" office:value-type="string">
            <text:p text:style-name="P16">4º ESO ENSEÑANZAS APLICADAS</text:p>
            <text:p text:style-name="P17"><text:span text:style-name="T105">Materias </text:span><text:span text:style-name="T106">Troncales</text:span><text:span text:style-name="T105">:</text:span><text:span text:style-name="T109"> <text:s/>Geografía </text:span><text:span text:style-name="T110">e</text:span><text:span text:style-name="T109"> Historia, Lengua Castellana </text:span><text:span text:style-name="T110">y</text:span><text:span text:style-name="T109"> Literatura, </text:span><text:span text:style-name="T110">Inglés, </text:span><text:span text:style-name="T111">Tecnología, </text:span><text:span text:style-name="T110"><text:s/>Matemáticas Orientadas a las Enseñanzas A</text:span><text:span text:style-name="T111">plicadas</text:span><text:span text:style-name="T110">. </text:span><text:span text:style-name="T107">Materias Específicas:</text:span><text:span text:style-name="T110"> <text:s/>Educación Física, Religión/Valores Éticos.. </text:span><text:span text:style-name="T107">Materias LCA:</text:span><text:span text:style-name="T110"> Tutoría, </text:span><text:span text:style-name="T112">Valenciano: Lengua </text:span><text:span text:style-name="T110">y</text:span><text:span text:style-name="T112"> Literatura.</text:span><text:span text:style-name="T110"> <text:s/></text:span></text:p>
          </table:table-cell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18"><text:span text:style-name="T83"><draw:control text:anchor-type="as-char" draw:z-index="1" draw:style-name="gr1" draw:text-style-name="P50" svg:width="0.5cm" svg:height="0.5cm" draw:control="control1"/></text:span><text:span text:style-name="T83">ITINERARIO BAC. <text:s/>CIENCIAS</text:span><text:span text:style-name="T86">: </text:span></text:p>
            <text:p text:style-name="P43">BIOLOGÍA Y GEOLOGÍA</text:p>
            <text:p text:style-name="P43">FÍSICA Y QUÍMICA</text:p>
          </table:table-cell>
          <table:covered-table-cell/>
          <table:table-cell table:style-name="Tabla4.C4" table:number-columns-spanned="3" office:value-type="string">
            <text:p text:style-name="P44"><text:span text:style-name="T83"><draw:control text:anchor-type="as-char" draw:z-index="2" draw:style-name="gr1" draw:text-style-name="P50" svg:width="0.5cm" svg:height="0.5cm" draw:control="control2"/></text:span><text:span text:style-name="T83">ITINERARIO BAC. HUM. </text:span><text:span text:style-name="T84">O</text:span><text:span text:style-name="T83"> CCSS</text:span><text:span text:style-name="T86">: </text:span></text:p>
            <text:p text:style-name="P45">ECONOMÍA</text:p>
            <text:p text:style-name="P45">LATÍN</text:p>
          </table:table-cell>
          <table:covered-table-cell/>
          <table:covered-table-cell/>
          <table:table-cell table:style-name="Tabla4.F4" table:number-columns-spanned="3" office:value-type="string">
            <text:p text:style-name="P20"><text:span text:style-name="T83"><draw:control text:anchor-type="as-char" draw:z-index="60" draw:style-name="gr1" draw:text-style-name="P50" svg:width="0.5cm" svg:height="0.5cm" draw:control="control59"/></text:span><text:span text:style-name="T83">ITINERARIO ENSEÑANZAS APLICADAS</text:span><text:span text:style-name="T86">: </text:span><text:span text:style-name="T87">(</text:span><text:span text:style-name="T88">Elija </text:span><text:span text:style-name="T87">por orden de preferencia)</text:span></text:p>
            <text:p text:style-name="P29"><text:span text:style-name="T10"><text:s/></text:span><text:span text:style-name="T11"><text:s text:c="6"/></text:span><text:span text:style-name="T11"><draw:control text:anchor-type="as-char" svg:y="-0.355cm" draw:z-index="3" draw:style-name="gr7" draw:text-style-name="P55" svg:width="0.5cm" svg:height="0.5cm" draw:control="control3"/></text:span><text:span text:style-name="T30"><text:s/></text:span><text:span text:style-name="T82">CIENCIAS APLICADAS A LA ACTIVIDAD PROFESIONAL </text:span></text:p>
            <text:p text:style-name="P29"><text:span text:style-name="T11"><text:s text:c="7"/></text:span><text:span text:style-name="T11"><draw:control text:anchor-type="as-char" svg:y="-0.355cm" draw:z-index="4" draw:style-name="gr7" draw:text-style-name="P55" svg:width="0.5cm" svg:height="0.5cm" draw:control="control4"/></text:span><text:span text:style-name="T30"><text:s/></text:span><text:span text:style-name="T82">INICIACIÓN A LA ACTIVIDAD EMPRENDEDORA Y EMPRESARIAL </text:span></text:p>
          </table:table-cell>
          <table:covered-table-cell/>
          <table:covered-table-cell/>
        </table:table-row>
        <table:table-row table:style-name="Tabla4.5">
          <table:table-cell table:style-name="Tabla4.A5" table:number-columns-spanned="8" office:value-type="string">
            <text:p text:style-name="P23"><text:span text:style-name="T78">Materia Específica*</text:span><text:span text:style-name="T85">: <text:s/></text:span><text:span text:style-name="T80"><text:s/></text:span><text:span text:style-name="T95">(</text:span><text:span text:style-name="T90">eli</text:span><text:span text:style-name="T91">ja</text:span><text:span text:style-name="T89"> por orden de preferencia </text:span><text:span text:style-name="T93">de 1 a 6</text:span><text:span text:style-name="T95">)</text:span></text:p>
            <text:p text:style-name="P46"><text:span text:style-name="T56"><text:s text:c="2"/></text:span><text:span text:style-name="T101"><text:s/></text:span><text:span text:style-name="T56"><text:s/></text:span><text:span text:style-name="T11"><draw:control text:anchor-type="as-char" svg:y="-0.355cm" draw:z-index="5" draw:style-name="gr7" draw:text-style-name="P55" svg:width="0.5cm" svg:height="0.5cm" draw:control="control5"/></text:span><text:span text:style-name="T97"><text:s/></text:span><text:span text:style-name="T56">EDUCACIÓN PLÁSTICA <text:s text:c="8"/></text:span><text:span text:style-name="T11"><draw:control text:anchor-type="as-char" svg:y="-0.355cm" draw:z-index="6" draw:style-name="gr7" draw:text-style-name="P55" svg:width="0.5cm" svg:height="0.5cm" draw:control="control6"/></text:span><text:span text:style-name="T97"><text:s/></text:span><text:span text:style-name="T56">CULTURA CIENTÍFICA <text:s text:c="6"/></text:span><text:span text:style-name="T11"><draw:control text:anchor-type="as-char" svg:y="-0.355cm" draw:z-index="7" draw:style-name="gr7" draw:text-style-name="P55" svg:width="0.5cm" svg:height="0.5cm" draw:control="control7"/></text:span><text:span text:style-name="T97"><text:s/></text:span><text:span text:style-name="T56">TECNOLOGÍA <text:s text:c="2"/></text:span><text:span text:style-name="T11"><text:s text:c="2"/></text:span><text:span text:style-name="T56"><text:s text:c="5"/></text:span><text:span text:style-name="T11"><draw:control text:anchor-type="as-char" svg:y="-0.355cm" draw:z-index="8" draw:style-name="gr7" draw:text-style-name="P55" svg:width="0.5cm" svg:height="0.5cm" draw:control="control8"/></text:span><text:span text:style-name="T97"><text:s/></text:span><text:span text:style-name="T56">ALEMÁN 2º IDIOMA <text:s text:c="3"/></text:span><text:span text:style-name="T63"><text:s text:c="6"/></text:span><text:span text:style-name="T97"><text:s/></text:span><text:span text:style-name="T11"><draw:control text:anchor-type="as-char" svg:y="-0.355cm" draw:z-index="9" draw:style-name="gr7" draw:text-style-name="P55" svg:width="0.5cm" svg:height="0.5cm" draw:control="control9"/></text:span><text:span text:style-name="T97"><text:s/></text:span><text:span text:style-name="T56">FRANCÉS 2º IDIOMA <text:s text:c="6"/></text:span><text:span text:style-name="T11"><text:s/></text:span><text:span text:style-name="T11"><draw:control text:anchor-type="as-char" svg:y="-0.355cm" draw:z-index="10" draw:style-name="gr7" draw:text-style-name="P55" svg:width="0.5cm" svg:height="0.5cm" draw:control="control10"/></text:span><text:span text:style-name="T97"><text:s/></text:span><text:span text:style-name="T65">INFORMÁTICA</text:span><text:span text:style-name="T56"> <text:s text:c="3"/></text:span></text:p>
            <text:p text:style-name="P49"><text:span text:style-name="T67"><text:s text:c="17"/>(*L</text:span><text:span text:style-name="T66">a</text:span><text:span text:style-name="T69"> materia </text:span><text:span text:style-name="T70">específica</text:span><text:span text:style-name="T71"> </text:span><text:span text:style-name="T66">concedida <text:s/>dependerá de la disponibilidad y del número</text:span><text:span text:style-name="T72"> </text:span><text:span text:style-name="T66">de matriculados en</text:span><text:span text:style-name="T71"> </text:span><text:span text:style-name="T66">cada una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table:number-columns-spanned="8" office:value-type="string">
            <text:p text:style-name="P24"><text:span text:style-name="T96">(</text:span><text:span text:style-name="T90">eli</text:span><text:span text:style-name="T92">ja</text:span><text:span text:style-name="T94"> por orden de preferencia </text:span><text:span text:style-name="T93">de 1 a 6</text:span><text:span text:style-name="T96">) </text:span></text:p>
            <text:p text:style-name="P25"><text:span text:style-name="T11"><text:s text:c="2"/></text:span><text:span text:style-name="T11"><draw:control text:anchor-type="as-char" svg:y="-0.355cm" draw:z-index="11" draw:style-name="gr7" draw:text-style-name="P55" svg:width="0.5cm" svg:height="0.5cm" draw:control="control11"/></text:span><text:span text:style-name="T101"><text:s/></text:span><text:span text:style-name="T102">COMPETENCIA COMUNICATIVA ORAL EN INGLÉS</text:span><text:span text:style-name="T56"> <text:s text:c="6"/></text:span><text:span text:style-name="T63"><text:s text:c="5"/></text:span><text:span text:style-name="T97"><text:s/></text:span><text:span text:style-name="T11"><draw:control text:anchor-type="as-char" svg:y="-0.355cm" draw:z-index="12" draw:style-name="gr7" draw:text-style-name="P55" svg:width="0.5cm" svg:height="0.5cm" draw:control="control12"/></text:span><text:span text:style-name="T97"><text:s/></text:span><text:span text:style-name="T63"><text:s/></text:span><text:span text:style-name="T59">PRO</text:span><text:span text:style-name="T60">Y</text:span><text:span text:style-name="T59">ECTO INTERDISCIPLINAR: </text:span><text:span text:style-name="T61">Impresión 3D, programación y robótica aplicadas</text:span><text:span text:style-name="T59"> <text:s text:c="5"/></text:span><text:span text:style-name="T62"><text:s text:c="19"/></text:span><text:span text:style-name="T79">Materia LCA</text:span></text:p>
            <text:p text:style-name="P36"><text:span text:style-name="T11"><text:s text:c="5"/></text:span><text:span text:style-name="T11"><draw:control text:anchor-type="as-char" svg:y="-0.355cm" draw:z-index="13" draw:style-name="gr7" draw:text-style-name="P55" svg:width="0.5cm" svg:height="0.5cm" draw:control="control13"/></text:span><text:span text:style-name="T101"><text:s/></text:span><text:span text:style-name="T11">FILOSOFÍA <text:s text:c="13"/></text:span><text:span text:style-name="T30"><text:s/></text:span><text:span text:style-name="T11"><text:s/></text:span><text:span text:style-name="T11"><draw:control text:anchor-type="as-char" svg:y="-0.355cm" draw:z-index="14" draw:style-name="gr7" draw:text-style-name="P55" svg:width="0.5cm" svg:height="0.5cm" draw:control="control14"/></text:span><text:span text:style-name="T30"><text:s/></text:span><text:span text:style-name="T11">INICIACIÓN A LA ACTIVIDAD EMPRENDEDORA <text:s/></text:span><text:span text:style-name="T12">Y EMPRESARIAL <text:s/></text:span><text:span text:style-name="T11"><text:s text:c="6"/></text:span><draw:control text:anchor-type="as-char" svg:y="-0.355cm" draw:z-index="15" draw:style-name="gr7" draw:text-style-name="P55" svg:width="0.5cm" svg:height="0.5cm" draw:control="control15"/><text:span text:style-name="T101"><text:s/></text:span><text:span text:style-name="T11">MÚSICA <text:s text:c="5"/></text:span><draw:control text:anchor-type="as-char" svg:y="-0.355cm" draw:z-index="16" draw:style-name="gr7" draw:text-style-name="P55" svg:width="0.5cm" svg:height="0.5cm" draw:control="control16"/><text:span text:style-name="T30"><text:s/></text:span><text:span text:style-name="T11">CULTURA CLÁSICA <text:s text:c="6"/></text:span><text:span text:style-name="T13"><text:s text:c="18"/></text:span><text:span text:style-name="T32">Materia Específica</text:span><text:span text:style-name="T13"> </text:span></text:p>
            <text:p text:style-name="P13"><text:span text:style-name="T66"><text:s text:c="7"/>(*</text:span><text:span text:style-name="T68">L</text:span><text:span text:style-name="T66">a materia</text:span><text:span text:style-name="T71"> </text:span><text:span text:style-name="T66">concedida <text:s/>dependerá de la disponibilidad y del número</text:span><text:span text:style-name="T72"> </text:span><text:span text:style-name="T66">de matriculados en</text:span><text:span text:style-name="T71"> </text:span><text:span text:style-name="T66">cada una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7" table:number-columns-spanned="4" office:value-type="string">
            <text:p text:style-name="P47"><text:span text:style-name="T118">Elija </text:span>una opción:</text:p>
            <text:p text:style-name="P48"><text:span text:style-name="T73"><text:s text:c="10"/></text:span><text:span text:style-name="T26"><text:s text:c="2"/></text:span><text:span text:style-name="T26"><draw:control text:anchor-type="as-char" draw:z-index="61" draw:style-name="gr1" draw:text-style-name="P50" svg:width="0.5cm" svg:height="0.5cm" draw:control="control60"/></text:span><text:span text:style-name="T26"><text:s/></text:span><text:span text:style-name="T27">Religión Católica</text:span><text:span text:style-name="T26"> <text:s text:c="11"/></text:span><text:span text:style-name="T26"><draw:control text:anchor-type="as-char" draw:z-index="62" draw:style-name="gr1" draw:text-style-name="P50" svg:width="0.5cm" svg:height="0.5cm" draw:control="control61"/></text:span><text:span text:style-name="T26"><text:s/></text:span><text:span text:style-name="T27">Valores Éticos</text:span><text:span text:style-name="T14"> <text:s text:c="6"/></text:span></text:p>
          </table:table-cell>
          <table:covered-table-cell/>
          <table:covered-table-cell/>
          <table:covered-table-cell/>
          <table:table-cell table:style-name="Tabla4.E7" table:number-columns-spanned="4" office:value-type="string">
            <text:p text:style-name="P38"><text:span text:style-name="T33"><text:s text:c="4"/></text:span><text:span text:style-name="T31">¿EL ALUMNO PADECE ENFERMEDAD CRÓNICA?</text:span><text:span text:style-name="T28"> <text:s text:c="5"/></text:span><text:span text:style-name="T28"><draw:control text:anchor-type="as-char" draw:z-index="63" draw:style-name="gr1" draw:text-style-name="P50" svg:width="0.5cm" svg:height="0.5cm" draw:control="control62"/></text:span><text:span text:style-name="T28"><text:s/></text:span><text:span text:style-name="T29">SÍ <text:s text:c="10"/></text:span><text:span text:style-name="T28"><draw:control text:anchor-type="as-char" draw:z-index="64" draw:style-name="gr1" draw:text-style-name="P50" svg:width="0.5cm" svg:height="0.5cm" draw:control="control63"/></text:span><text:span text:style-name="T28"><text:s/></text:span><text:span text:style-name="T29">NO</text:span></text:p>
            <text:p text:style-name="P40"><text:span text:style-name="T22"><text:s text:c="4"/>PERTENECE AL APA</text:span><text:span text:style-name="T23"> <text:s text:c="60"/></text:span><text:span text:style-name="T23"><draw:control text:anchor-type="as-char" draw:z-index="65" draw:style-name="gr1" draw:text-style-name="P50" svg:width="0.5cm" svg:height="0.5cm" draw:control="control64"/></text:span><text:span text:style-name="T23"><text:s/></text:span><text:span text:style-name="T22">SÍ <text:s text:c="10"/></text:span><text:span text:style-name="T23"><draw:control text:anchor-type="as-char" draw:z-index="66" draw:style-name="gr1" draw:text-style-name="P50" svg:width="0.5cm" svg:height="0.5cm" draw:control="control65"/></text:span><text:span text:style-name="T23"><text:s/></text:span><text:span text:style-name="T22">NO</text:span></text:p>
          </table:table-cell>
          <table:covered-table-cell/>
          <table:covered-table-cell/>
          <table:covered-table-cell/>
        </table:table-row>
      </table:table>
      <text:p text:style-name="P10"/>
      <text:p text:style-name="P8"><text:span text:style-name="T77">(1)</text:span><text:span text:style-name="T113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114">matrícula</text:span><text:span text:style-name="T113"> del alumnado </text:span><text:span text:style-name="T115">en el </text:span><text:span text:style-name="T114">IES NÚM. 1 - LIBERTAS</text:span><text:span text:style-name="T113">.- Se pueden ejercer los derechos de acceso, rectificación, cancelación y oposición </text:span><text:span text:style-name="T114">ante el IES NÚM. 1 - LIBERTAS Polígono Aguas Nuevas, sector 25 S/N, 03183 Torrevieja </text:span><text:span text:style-name="T113">(dirección de correo electrónico: </text:span><text:span text:style-name="T114">03008630</text:span><text:span text:style-name="T113">@gva.es Tfn.: 96</text:span><text:span text:style-name="T114">5</text:span><text:span text:style-name="T113"> </text:span><text:span text:style-name="T114">290</text:span><text:span text:style-name="T113"> </text:span><text:span text:style-name="T114">100</text:span><text:span text:style-name="T113">).</text:span></text:p>
      <text:p text:style-name="P7"><text:span text:style-name="T116">Con la firma de la solicitud autorizo y presto mi consentimiento expreso para el uso de mis datos, según todo lo anteriormente expuesto y de </text:span><text:span text:style-name="T108">forma confidencial, con las medidas de seguridad que establece la normativa vigente en materia de protección de datos.</text:span></text:p>
      <text:p text:style-name="P9"/>
      <text:p text:style-name="P26">Firma padre/tutor <text:tab/><text:tab/><text:tab/><text:tab/><text:tab/><text:tab/>Firma madre/tutora</text:p>
      <text:p text:style-name="P26"/>
      <text:p text:style-name="P6"><text:span text:style-name="T81">(</text:span><text:span text:style-name="T34">es obligatoria la firma de ambos</text:span><text:span text:style-name="T81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2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2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19.373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  <style:text-properties fo:font-size="2pt" style:font-size-asian="1.75pt" style:font-size-complex="2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pt" fo:letter-spacing="normal" fo:font-weight="bold" style:font-size-asian="1.75pt" style:font-weight-asian="bold" style:font-size-complex="2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size-asian="18pt" style:font-size-complex="18pt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3e442c" style:font-size-asian="14pt" style:font-size-complex="14pt"/>
    </style:style>
    <style:style style:name="M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6" style:family="paragraph" style:parent-style-name="Header">
      <style:text-properties fo:language="es" fo:country="ES"/>
    </style:style>
    <style:style style:name="MT1" style:family="text">
      <style:text-properties style:font-name="Times New Roman" fo:letter-spacing="normal" fo:font-weight="bold" style:font-weight-asian="bold"/>
    </style:style>
    <style:style style:name="MT2" style:family="text">
      <style:text-properties style:font-name="Times New Roman" fo:font-weight="bold" style:font-weight-asian="bold"/>
    </style:style>
    <style:style style:name="MT3" style:family="text">
      <style:text-properties style:font-name="Arial1" fo:letter-spacing="normal" fo:font-weight="bold" style:font-weight-asian="bold"/>
    </style:style>
    <style:style style:name="MT4" style:family="text">
      <style:text-properties style:font-name="Arial1" fo:font-weight="bold" style:font-weight-asian="bold"/>
    </style:style>
    <style:style style:name="MT5" style:family="text">
      <style:text-properties fo:color="#800000" style:font-name="Arial1" fo:font-size="20pt" fo:letter-spacing="normal" fo:font-weight="bold" officeooo:rsid="005a85d0" style:font-size-asian="20pt" style:font-weight-asian="bold" style:font-size-complex="20pt"/>
    </style:style>
    <style:style style:name="MT6" style:family="text">
      <style:text-properties fo:color="#800000" style:font-name="Arial1" fo:font-size="20pt" fo:letter-spacing="normal" fo:font-weight="bold" officeooo:rsid="003e442c" style:font-size-asian="20pt" style:font-weight-asian="bold" style:font-size-complex="20pt"/>
    </style:style>
    <style:style style:name="MT7" style:family="text">
      <style:text-properties fo:color="#800000" style:font-name="Arial1" fo:font-size="20pt" fo:letter-spacing="normal" fo:font-weight="bold" style:font-size-asian="20pt" style:font-weight-asian="bold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26cm" svg:y="1.374cm" svg:width="3.374cm" svg:height="1.877cm" draw:z-index="17"><draw:image xlink:href="Pictures/100002010000066100000391F0B4069685737080.png" xlink:type="simple" xlink:show="embed" xlink:actuate="onLoad" loext:mime-type="image/png"/></draw:frame></text:p>
              <text:p text:style-name="MP2"/>
              <text:p text:style-name="MP2"/>
              <text:p text:style-name="MP2"/>
              <text:p text:style-name="MP2"><draw:frame draw:style-name="Mfr2" draw:name="Imagen2" text:anchor-type="char" svg:x="2.161cm" svg:y="-0.33cm" svg:width="15.958cm" svg:height="1.108cm" draw:z-index="0"><draw:image xlink:href="Pictures/1000020100001B75000001E898D216BBE4D28DB4.png" xlink:type="simple" xlink:show="embed" xlink:actuate="onLoad" loext:mime-type="image/png"/></draw:frame></text:p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3"><text:span text:style-name="MT1">SOLICITUD</text:span><text:span text:style-name="MT2"> </text:span><text:span text:style-name="MT1">DE</text:span><text:span text:style-name="MT2"> MATRÍCULA</text:span></text:p>
              <text:p text:style-name="MP4"><text:span text:style-name="MT3">CURSO</text:span><text:span text:style-name="MT4"> </text:span><text:span text:style-name="MT3">20 <text:s text:c="3"/>/ </text:span><text:span text:style-name="MT4">20 </text:span></text:p>
              <text:p text:style-name="MP5"><text:span text:style-name="MT5">4</text:span><text:span text:style-name="MT6">º E</text:span><text:span text:style-name="MT7">SO</text:span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5</meta:editing-cycles>
    <meta:print-date>2016-01-26T16:44:00</meta:print-date>
    <meta:creation-date>2015-05-11T09:29:00</meta:creation-date>
    <dc:date>2020-06-01T10:33:14.813910358</dc:date>
    <dc:language>en-GB</dc:language>
    <meta:editing-duration>PT3H33M36S</meta:editing-duration>
    <meta:generator>LibreOffice/6.4.4.2$MacOSX_X86_64 LibreOffice_project/3d775be2011f3886db32dfd395a6a6d1ca2630ff</meta:generator>
    <dc:creator>J M</dc:creator>
    <meta:document-statistic meta:table-count="4" meta:image-count="2" meta:object-count="0" meta:page-count="1" meta:paragraph-count="83" meta:word-count="530" meta:character-count="3943" meta:non-whitespace-character-count="3105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